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cm"/>
    </style:style>
    <style:style style:name="co2" style:family="table-column">
      <style:table-column-properties fo:break-before="auto" style:column-width="1.792cm"/>
    </style:style>
    <style:style style:name="co3" style:family="table-column">
      <style:table-column-properties fo:break-before="auto" style:column-width="2.856cm"/>
    </style:style>
    <style:style style:name="co4" style:family="table-column">
      <style:table-column-properties fo:break-before="auto" style:column-width="1.372cm"/>
    </style:style>
    <style:style style:name="co5" style:family="table-column">
      <style:table-column-properties fo:break-before="auto" style:column-width="1.704cm"/>
    </style:style>
    <style:style style:name="co6" style:family="table-column">
      <style:table-column-properties fo:break-before="auto" style:column-width="1.461cm"/>
    </style:style>
    <style:style style:name="co7" style:family="table-column">
      <style:table-column-properties fo:break-before="auto" style:column-width="1.085cm"/>
    </style:style>
    <style:style style:name="co8" style:family="table-column">
      <style:table-column-properties fo:break-before="auto" style:column-width="1.173cm"/>
    </style:style>
    <style:style style:name="co9" style:family="table-column">
      <style:table-column-properties fo:break-before="auto" style:column-width="7.782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lote_20_de_20_données_20_-_20_Coin">
      <style:table-cell-properties fo:border-bottom="none" fo:border-left="0.071cm solid #000000" fo:border-right="none" fo:border-top="0.071cm solid #000000"/>
    </style:style>
    <style:style style:name="ce2" style:family="table-cell" style:parent-style-name="Pilote_20_de_20_données_20_-_20_Champ">
      <style:table-cell-properties fo:border-bottom="0.035cm solid #000000" fo:border-left="0.071cm solid #000000" fo:border-right="0.035cm solid #000000" fo:border-top="0.035cm solid #000000"/>
    </style:style>
    <style:style style:name="ce3" style:family="table-cell" style:parent-style-name="Pilote_20_de_20_données_20_-_20_Catégorie">
      <style:table-cell-properties fo:border-bottom="none" fo:border-left="0.071cm solid #000000" fo:border-right="0.035cm solid #000000" fo:border-top="0.035cm solid #000000"/>
    </style:style>
    <style:style style:name="ce4" style:family="table-cell" style:parent-style-name="Pilote_20_de_20_données_20_-_20_Catégorie">
      <style:table-cell-properties fo:border-bottom="none" fo:border-left="0.071cm solid #000000" fo:border-right="0.035cm solid #000000" fo:border-top="none"/>
    </style:style>
    <style:style style:name="ce5" style:family="table-cell" style:parent-style-name="Pilote_20_de_20_données_20_-_20_Catégorie">
      <style:table-cell-properties fo:border-bottom="0.035cm solid #000000" fo:border-left="0.071cm solid #000000" fo:border-right="0.035cm solid #000000" fo:border-top="none"/>
    </style:style>
    <style:style style:name="ce6" style:family="table-cell" style:parent-style-name="Pilote_20_de_20_données_20_-_20_Titre">
      <style:table-cell-properties fo:border-bottom="0.071cm solid #000000" fo:border-left="0.071cm solid #000000" fo:border-right="none" fo:border-top="0.035cm solid #000000"/>
    </style:style>
    <style:style style:name="ce7" style:family="table-cell" style:parent-style-name="Pilote_20_de_20_données_20_-_20_Coin">
      <style:table-cell-properties fo:border-bottom="none" fo:border-left="none" fo:border-right="0.035cm solid #000000" fo:border-top="0.071cm solid #000000"/>
    </style:style>
    <style:style style:name="ce8" style:family="table-cell" style:parent-style-name="Pilote_20_de_20_données_20_-_20_Champ">
      <style:table-cell-properties fo:border="0.035cm solid #000000"/>
    </style:style>
    <style:style style:name="ce9" style:family="table-cell" style:parent-style-name="Pilote_20_de_20_données_20_-_20_Catégorie">
      <style:table-cell-properties fo:border-bottom="none" fo:border-left="0.035cm solid #000000" fo:border-right="0.035cm solid #000000" fo:border-top="0.035cm solid #000000"/>
    </style:style>
    <style:style style:name="ce10" style:family="table-cell" style:parent-style-name="Pilote_20_de_20_données_20_-_20_Catégorie">
      <style:table-cell-properties fo:border-bottom="none" fo:border-left="0.035cm solid #000000" fo:border-right="0.035cm solid #000000" fo:border-top="none"/>
    </style:style>
    <style:style style:name="ce11" style:family="table-cell" style:parent-style-name="Pilote_20_de_20_données_20_-_20_Catégorie">
      <style:table-cell-properties fo:border-bottom="0.035cm solid #000000" fo:border-left="0.035cm solid #000000" fo:border-right="0.035cm solid #000000" fo:border-top="none"/>
    </style:style>
    <style:style style:name="ce12" style:family="table-cell" style:parent-style-name="Pilote_20_de_20_données_20_-_20_Titre">
      <style:table-cell-properties fo:border-bottom="0.071cm solid #000000" fo:border-left="none" fo:border-right="0.035cm solid #000000" fo:border-top="0.035cm solid #000000"/>
    </style:style>
    <style:style style:name="ce13" style:family="table-cell" style:parent-style-name="Pilote_20_de_20_données_20_-_20_Champ">
      <style:table-cell-properties fo:border-bottom="0.035cm solid #000000" fo:border-left="0.035cm solid #000000" fo:border-right="0.035cm solid #000000" fo:border-top="0.071cm solid #000000"/>
    </style:style>
    <style:style style:name="ce14" style:family="table-cell" style:parent-style-name="Pilote_20_de_20_données_20_-_20_Catégorie">
      <style:table-cell-properties fo:border-bottom="0.035cm solid #000000" fo:border-left="0.035cm solid #000000" fo:border-right="none" fo:border-top="none"/>
    </style:style>
    <style:style style:name="ce15" style:family="table-cell" style:parent-style-name="Pilote_20_de_20_données_20_-_20_Valeur">
      <style:table-cell-properties fo:border-bottom="none" fo:border-left="0.035cm solid #000000" fo:border-right="none" fo:border-top="0.035cm solid #000000"/>
    </style:style>
    <style:style style:name="ce16" style:family="table-cell" style:parent-style-name="Pilote_20_de_20_données_20_-_20_Valeur">
      <style:table-cell-properties fo:border-bottom="none" fo:border-left="0.035cm solid #000000" fo:border-right="none" fo:border-top="none"/>
    </style:style>
    <style:style style:name="ce17" style:family="table-cell" style:parent-style-name="Pilote_20_de_20_données_20_-_20_Valeur">
      <style:table-cell-properties fo:border-bottom="0.035cm solid #000000" fo:border-left="0.035cm solid #000000" fo:border-right="none" fo:border-top="none"/>
    </style:style>
    <style:style style:name="ce18" style:family="table-cell" style:parent-style-name="Pilote_20_de_20_données_20_-_20_Valeur">
      <style:table-cell-properties fo:border-bottom="none" fo:border-left="none" fo:border-right="none" fo:border-top="0.035cm solid #000000"/>
    </style:style>
    <style:style style:name="ce19" style:family="table-cell" style:parent-style-name="Pilote_20_de_20_données_20_-_20_Valeur">
      <style:table-cell-properties fo:border-bottom="0.035cm solid #000000" fo:border-left="none" fo:border-right="none" fo:border-top="none"/>
    </style:style>
    <style:style style:name="ce20" style:family="table-cell" style:parent-style-name="Pilote_20_de_20_données_20_-_20_Résultat">
      <style:table-cell-properties fo:border-bottom="0.071cm solid #000000" fo:border-left="0.035cm solid #000000" fo:border-right="none" fo:border-top="0.035cm solid #000000"/>
    </style:style>
    <style:style style:name="ce21" style:family="table-cell" style:parent-style-name="Pilote_20_de_20_données_20_-_20_Coin">
      <style:table-cell-properties fo:border-bottom="0.035cm solid #000000" fo:border-left="none" fo:border-right="none" fo:border-top="0.071cm solid #000000"/>
    </style:style>
    <style:style style:name="ce22" style:family="table-cell" style:parent-style-name="Pilote_20_de_20_données_20_-_20_Catégorie">
      <style:table-cell-properties fo:border-bottom="0.035cm solid #000000" fo:border-left="none" fo:border-right="none" fo:border-top="none"/>
    </style:style>
    <style:style style:name="ce23" style:family="table-cell" style:parent-style-name="Pilote_20_de_20_données_20_-_20_Résultat">
      <style:table-cell-properties fo:border-bottom="0.071cm solid #000000" fo:border-left="none" fo:border-right="none" fo:border-top="0.035cm solid #000000"/>
    </style:style>
    <style:style style:name="ce24" style:family="table-cell" style:parent-style-name="Pilote_20_de_20_données_20_-_20_Valeur">
      <style:table-cell-properties fo:border-bottom="none" fo:border-left="none" fo:border-right="0.035cm solid #000000" fo:border-top="0.035cm solid #000000"/>
    </style:style>
    <style:style style:name="ce25" style:family="table-cell" style:parent-style-name="Pilote_20_de_20_données_20_-_20_Valeur">
      <style:table-cell-properties fo:border-bottom="none" fo:border-left="none" fo:border-right="0.035cm solid #000000" fo:border-top="none"/>
    </style:style>
    <style:style style:name="ce26" style:family="table-cell" style:parent-style-name="Pilote_20_de_20_données_20_-_20_Valeur">
      <style:table-cell-properties fo:border-bottom="0.035cm solid #000000" fo:border-left="none" fo:border-right="0.035cm solid #000000" fo:border-top="none"/>
    </style:style>
    <style:style style:name="ce27" style:family="table-cell" style:parent-style-name="Pilote_20_de_20_données_20_-_20_Résultat">
      <style:table-cell-properties fo:border-bottom="0.071cm solid #000000" fo:border-left="none" fo:border-right="0.035cm solid #000000" fo:border-top="0.035cm solid #000000"/>
    </style:style>
    <style:style style:name="ce28" style:family="table-cell" style:parent-style-name="Pilote_20_de_20_données_20_-_20_Coin">
      <style:table-cell-properties fo:border-bottom="0.035cm solid #000000" fo:border-left="none" fo:border-right="0.071cm solid #000000" fo:border-top="0.071cm solid #000000"/>
    </style:style>
    <style:style style:name="ce29" style:family="table-cell" style:parent-style-name="Pilote_20_de_20_données_20_-_20_Titre">
      <style:table-cell-properties fo:border-bottom="0.035cm solid #000000" fo:border-left="0.035cm solid #000000" fo:border-right="0.071cm solid #000000" fo:border-top="0.035cm solid #000000"/>
    </style:style>
    <style:style style:name="ce30" style:family="table-cell" style:parent-style-name="Pilote_20_de_20_données_20_-_20_Résultat">
      <style:table-cell-properties fo:border-bottom="none" fo:border-left="0.035cm solid #000000" fo:border-right="0.071cm solid #000000" fo:border-top="0.035cm solid #000000"/>
    </style:style>
    <style:style style:name="ce31" style:family="table-cell" style:parent-style-name="Pilote_20_de_20_données_20_-_20_Résultat">
      <style:table-cell-properties fo:border-bottom="none" fo:border-left="0.035cm solid #000000" fo:border-right="0.071cm solid #000000" fo:border-top="none"/>
    </style:style>
    <style:style style:name="ce32" style:family="table-cell" style:parent-style-name="Pilote_20_de_20_données_20_-_20_Résultat">
      <style:table-cell-properties fo:border-bottom="0.035cm solid #000000" fo:border-left="0.035cm solid #000000" fo:border-right="0.071cm solid #000000" fo:border-top="none"/>
    </style:style>
    <style:style style:name="ce33" style:family="table-cell" style:parent-style-name="Pilote_20_de_20_données_20_-_20_Résultat">
      <style:table-cell-properties fo:border-bottom="0.071cm solid #000000" fo:border-left="0.035cm solid #000000" fo:border-right="0.071cm solid #000000" fo:border-top="0.035cm solid 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nbVoisins</text:p>
          </table:table-cell>
          <table:table-cell office:value-type="string">
            <text:p>seed</text:p>
          </table:table-cell>
          <table:table-cell office:value-type="string">
            <text:p>nbSols</text:p>
          </table:table-cell>
          <table:table-cell office:value-type="string">
            <text:p>nbNodes</text:p>
          </table:table-cell>
          <table:table-cell office:value-type="string">
            <text:p>nbFails</text:p>
          </table:table-cell>
          <table:table-cell office:value-type="string">
            <text:p>time</text:p>
          </table:table-cell>
          <table:table-cell office:value-type="string">
            <text:p>allDiff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38210">
            <text:p>132578223821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38210">
            <text:p>132578223821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38210">
            <text:p>132578223821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38210">
            <text:p>132578223821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38210">
            <text:p>132578223821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455">
            <text:p>145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38210">
            <text:p>132578223821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065">
            <text:p>106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41191">
            <text:p>132578224119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41191">
            <text:p>132578224119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41191">
            <text:p>132578224119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41191">
            <text:p>132578224119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41191">
            <text:p>132578224119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1599">
            <text:p>159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41191">
            <text:p>132578224119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1328">
            <text:p>132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44197">
            <text:p>132578224419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44197">
            <text:p>1325782244197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44197">
            <text:p>132578224419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44197">
            <text:p>1325782244197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44197">
            <text:p>132578224419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office:value-type="float" office:value="3557">
            <text:p>355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44197">
            <text:p>1325782244197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2254">
            <text:p>225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0114">
            <text:p>13257822501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0114">
            <text:p>13257822501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0114">
            <text:p>132578225011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0114">
            <text:p>132578225011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0114">
            <text:p>13257822501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742">
            <text:p>74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0114">
            <text:p>132578225011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079">
            <text:p>107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1985">
            <text:p>132578225198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1985">
            <text:p>132578225198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1985">
            <text:p>132578225198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1985">
            <text:p>132578225198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1985">
            <text:p>132578225198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1985">
            <text:p>132578225198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3117">
            <text:p>132578225311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3117">
            <text:p>132578225311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3117">
            <text:p>132578225311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3117">
            <text:p>132578225311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3117">
            <text:p>132578225311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733">
            <text:p>7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3117">
            <text:p>132578225311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4540">
            <text:p>132578225454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4540">
            <text:p>132578225454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4540">
            <text:p>132578225454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4540">
            <text:p>132578225454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4540">
            <text:p>132578225454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984">
            <text:p>98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4540">
            <text:p>132578225454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6420">
            <text:p>132578225642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6420">
            <text:p>132578225642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6420">
            <text:p>132578225642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6420">
            <text:p>132578225642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6420">
            <text:p>132578225642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6420">
            <text:p>132578225642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741">
            <text:p>74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8013">
            <text:p>132578225801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8013">
            <text:p>132578225801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8013">
            <text:p>132578225801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8013">
            <text:p>132578225801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8013">
            <text:p>132578225801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785">
            <text:p>78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8013">
            <text:p>132578225801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872">
            <text:p>87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9707">
            <text:p>132578225970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9707">
            <text:p>132578225970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9707">
            <text:p>132578225970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9707">
            <text:p>132578225970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9707">
            <text:p>132578225970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991">
            <text:p>99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59707">
            <text:p>132578225970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09">
            <text:p>90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61647">
            <text:p>1325782261647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61647">
            <text:p>132578226164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61647">
            <text:p>132578226164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61647">
            <text:p>132578226164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61647">
            <text:p>1325782261647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2434">
            <text:p>24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61647">
            <text:p>132578226164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  <table:table-cell office:value-type="float" office:value="2159">
            <text:p>215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66298">
            <text:p>132578226629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66298">
            <text:p>132578226629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66298">
            <text:p>132578226629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66298">
            <text:p>132578226629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66298">
            <text:p>132578226629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696">
            <text:p>69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66298">
            <text:p>132578226629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67662">
            <text:p>1325782267662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38">
            <text:p>13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67662">
            <text:p>132578226766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67662">
            <text:p>132578226766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67662">
            <text:p>1325782267662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67662">
            <text:p>1325782267662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72">
            <text:p>72</text:p>
          </table:table-cell>
          <table:table-cell office:value-type="float" office:value="5003">
            <text:p>500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67662">
            <text:p>1325782267662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4765">
            <text:p>476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77517">
            <text:p>132578227751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77517">
            <text:p>132578227751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77517">
            <text:p>13257822775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77517">
            <text:p>13257822775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77517">
            <text:p>132578227751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846">
            <text:p>84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77517">
            <text:p>13257822775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79027">
            <text:p>132578227902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79027">
            <text:p>132578227902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79027">
            <text:p>132578227902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79027">
            <text:p>132578227902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79027">
            <text:p>132578227902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963">
            <text:p>96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79027">
            <text:p>132578227902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0814">
            <text:p>132578228081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0814">
            <text:p>132578228081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0814">
            <text:p>132578228081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0814">
            <text:p>132578228081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0814">
            <text:p>132578228081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0814">
            <text:p>132578228081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718">
            <text:p>7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2335">
            <text:p>132578228233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2335">
            <text:p>132578228233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2335">
            <text:p>132578228233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2335">
            <text:p>132578228233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2335">
            <text:p>132578228233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027">
            <text:p>102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2335">
            <text:p>132578228233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4249">
            <text:p>132578228424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4249">
            <text:p>132578228424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4249">
            <text:p>132578228424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4249">
            <text:p>132578228424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4249">
            <text:p>132578228424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4249">
            <text:p>132578228424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5397">
            <text:p>132578228539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5397">
            <text:p>132578228539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5397">
            <text:p>132578228539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5397">
            <text:p>132578228539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5397">
            <text:p>132578228539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633">
            <text:p>6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5397">
            <text:p>132578228539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585">
            <text:p>58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6638">
            <text:p>132578228663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6638">
            <text:p>132578228663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6638">
            <text:p>132578228663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6638">
            <text:p>132578228663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6638">
            <text:p>132578228663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1607">
            <text:p>160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6638">
            <text:p>132578228663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144">
            <text:p>114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9421">
            <text:p>13257822894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9421">
            <text:p>13257822894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9421">
            <text:p>132578228942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9421">
            <text:p>132578228942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9421">
            <text:p>13257822894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89421">
            <text:p>132578228942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90925">
            <text:p>132578229092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90925">
            <text:p>132578229092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90925">
            <text:p>132578229092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90925">
            <text:p>132578229092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90925">
            <text:p>132578229092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702">
            <text:p>70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90925">
            <text:p>132578229092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92359">
            <text:p>1325782292359</text:p>
          </table:table-cell>
          <table:table-cell office:value-type="float" office:value="1">
            <text:p>1</text:p>
          </table:table-cell>
          <table:table-cell office:value-type="float" office:value="18089">
            <text:p>18089</text:p>
          </table:table-cell>
          <table:table-cell office:value-type="float" office:value="18072">
            <text:p>18072</text:p>
          </table:table-cell>
          <table:table-cell office:value-type="float" office:value="412">
            <text:p>4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92359">
            <text:p>1325782292359</text:p>
          </table:table-cell>
          <table:table-cell office:value-type="float" office:value="1">
            <text:p>1</text:p>
          </table:table-cell>
          <table:table-cell office:value-type="float" office:value="11796">
            <text:p>11796</text:p>
          </table:table-cell>
          <table:table-cell office:value-type="float" office:value="11776">
            <text:p>11776</text:p>
          </table:table-cell>
          <table:table-cell office:value-type="float" office:value="2196">
            <text:p>21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92359">
            <text:p>1325782292359</text:p>
          </table:table-cell>
          <table:table-cell office:value-type="float" office:value="1">
            <text:p>1</text:p>
          </table:table-cell>
          <table:table-cell office:value-type="float" office:value="9152">
            <text:p>9152</text:p>
          </table:table-cell>
          <table:table-cell office:value-type="float" office:value="9137">
            <text:p>9137</text:p>
          </table:table-cell>
          <table:table-cell office:value-type="float" office:value="948">
            <text:p>9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92359">
            <text:p>1325782292359</text:p>
          </table:table-cell>
          <table:table-cell office:value-type="float" office:value="0">
            <text:p>0</text:p>
          </table:table-cell>
          <table:table-cell office:value-type="float" office:value="12035">
            <text:p>12035</text:p>
          </table:table-cell>
          <table:table-cell office:value-type="float" office:value="12024">
            <text:p>12024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92359">
            <text:p>1325782292359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71">
            <text:p>71</text:p>
          </table:table-cell>
          <table:table-cell office:value-type="float" office:value="5087">
            <text:p>508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292359">
            <text:p>1325782292359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5001">
            <text:p>500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1018">
            <text:p>132578231101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1018">
            <text:p>132578231101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1018">
            <text:p>132578231101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1018">
            <text:p>132578231101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1018">
            <text:p>132578231101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172">
            <text:p>117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1018">
            <text:p>132578231101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042">
            <text:p>104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3260">
            <text:p>132578231326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3260">
            <text:p>132578231326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3260">
            <text:p>132578231326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3260">
            <text:p>132578231326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3260">
            <text:p>132578231326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649">
            <text:p>64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3260">
            <text:p>132578231326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99">
            <text:p>59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4532">
            <text:p>132578231453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4532">
            <text:p>132578231453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4532">
            <text:p>132578231453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4532">
            <text:p>132578231453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4532">
            <text:p>132578231453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802">
            <text:p>80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4532">
            <text:p>132578231453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694">
            <text:p>69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6049">
            <text:p>132578231604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6049">
            <text:p>132578231604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6049">
            <text:p>132578231604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6049">
            <text:p>132578231604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6049">
            <text:p>1325782316049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884">
            <text:p>88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6049">
            <text:p>132578231604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7734">
            <text:p>132578231773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7734">
            <text:p>132578231773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7734">
            <text:p>132578231773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7734">
            <text:p>132578231773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7734">
            <text:p>132578231773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235">
            <text:p>12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17734">
            <text:p>132578231773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207">
            <text:p>120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0204">
            <text:p>132578232020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0204">
            <text:p>132578232020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0204">
            <text:p>132578232020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0204">
            <text:p>132578232020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0204">
            <text:p>132578232020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684">
            <text:p>68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0204">
            <text:p>132578232020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1542">
            <text:p>132578232154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1542">
            <text:p>132578232154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1542">
            <text:p>132578232154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1542">
            <text:p>132578232154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1542">
            <text:p>132578232154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1542">
            <text:p>132578232154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2793">
            <text:p>132578232279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2793">
            <text:p>132578232279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2793">
            <text:p>132578232279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2793">
            <text:p>132578232279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2793">
            <text:p>132578232279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876">
            <text:p>87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2793">
            <text:p>132578232279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854">
            <text:p>85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4548">
            <text:p>132578232454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4548">
            <text:p>132578232454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4548">
            <text:p>132578232454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4548">
            <text:p>132578232454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4548">
            <text:p>132578232454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4548">
            <text:p>132578232454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656">
            <text:p>65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5943">
            <text:p>132578232594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5943">
            <text:p>132578232594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5943">
            <text:p>132578232594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5943">
            <text:p>132578232594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5943">
            <text:p>132578232594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5943">
            <text:p>132578232594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7563">
            <text:p>132578232756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7563">
            <text:p>132578232756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7563">
            <text:p>132578232756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7563">
            <text:p>132578232756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7563">
            <text:p>132578232756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858">
            <text:p>85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7563">
            <text:p>132578232756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9208">
            <text:p>132578232920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9208">
            <text:p>132578232920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9208">
            <text:p>132578232920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9208">
            <text:p>132578232920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9208">
            <text:p>132578232920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658">
            <text:p>65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29208">
            <text:p>132578232920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651">
            <text:p>65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0540">
            <text:p>132578233054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0540">
            <text:p>132578233054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0540">
            <text:p>132578233054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0540">
            <text:p>132578233054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0540">
            <text:p>132578233054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746">
            <text:p>74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0540">
            <text:p>132578233054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762">
            <text:p>76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2071">
            <text:p>132578233207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2071">
            <text:p>132578233207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2071">
            <text:p>132578233207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2071">
            <text:p>132578233207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2071">
            <text:p>132578233207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980">
            <text:p>98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2071">
            <text:p>132578233207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944">
            <text:p>94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4019">
            <text:p>13257823340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4019">
            <text:p>132578233401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4019">
            <text:p>132578233401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4019">
            <text:p>132578233401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4019">
            <text:p>13257823340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4019">
            <text:p>132578233401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5686">
            <text:p>132578233568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5686">
            <text:p>1325782335686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5686">
            <text:p>132578233568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5686">
            <text:p>132578233568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5686">
            <text:p>132578233568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1735">
            <text:p>17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5686">
            <text:p>132578233568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1619">
            <text:p>161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9076">
            <text:p>132578233907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9076">
            <text:p>132578233907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9076">
            <text:p>132578233907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9076">
            <text:p>132578233907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9076">
            <text:p>132578233907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39076">
            <text:p>132578233907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40203">
            <text:p>132578234020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40203">
            <text:p>132578234020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40203">
            <text:p>132578234020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40203">
            <text:p>132578234020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40203">
            <text:p>132578234020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1181">
            <text:p>118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40203">
            <text:p>132578234020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1148">
            <text:p>114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42560">
            <text:p>132578234256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42560">
            <text:p>132578234256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42560">
            <text:p>132578234256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42560">
            <text:p>132578234256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42560">
            <text:p>132578234256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645">
            <text:p>164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42560">
            <text:p>132578234256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float" office:value="1693">
            <text:p>169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45932">
            <text:p>132578234593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45932">
            <text:p>132578234593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45932">
            <text:p>132578234593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45932">
            <text:p>132578234593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45932">
            <text:p>132578234593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861">
            <text:p>86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45932">
            <text:p>132578234593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056">
            <text:p>105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47874">
            <text:p>132578234787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47874">
            <text:p>132578234787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47874">
            <text:p>132578234787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47874">
            <text:p>132578234787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47874">
            <text:p>132578234787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464">
            <text:p>146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47874">
            <text:p>132578234787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421">
            <text:p>142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0787">
            <text:p>132578235078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0787">
            <text:p>132578235078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0787">
            <text:p>132578235078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0787">
            <text:p>132578235078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0787">
            <text:p>132578235078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304">
            <text:p>130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0787">
            <text:p>132578235078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1207">
            <text:p>120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3329">
            <text:p>132578235332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3329">
            <text:p>132578235332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3329">
            <text:p>132578235332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3329">
            <text:p>132578235332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3329">
            <text:p>132578235332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3329">
            <text:p>132578235332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724">
            <text:p>72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4853">
            <text:p>132578235485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4853">
            <text:p>132578235485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4853">
            <text:p>1325782354853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4853">
            <text:p>132578235485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4853">
            <text:p>132578235485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1305">
            <text:p>130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4853">
            <text:p>132578235485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766">
            <text:p>76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6956">
            <text:p>132578235695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6956">
            <text:p>132578235695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6956">
            <text:p>132578235695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6956">
            <text:p>132578235695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6956">
            <text:p>132578235695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6956">
            <text:p>132578235695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567">
            <text:p>56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8345">
            <text:p>132578235834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8345">
            <text:p>132578235834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8345">
            <text:p>132578235834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8345">
            <text:p>132578235834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8345">
            <text:p>132578235834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8345">
            <text:p>132578235834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9392">
            <text:p>132578235939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9392">
            <text:p>132578235939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9392">
            <text:p>132578235939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9392">
            <text:p>1325782359392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9392">
            <text:p>132578235939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1594">
            <text:p>159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2359392">
            <text:p>1325782359392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122">
            <text:p>11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62134">
            <text:p>1325782362134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62134">
            <text:p>1325782362134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62134">
            <text:p>1325782362134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62134">
            <text:p>1325782362134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62134">
            <text:p>1325782362134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1887">
            <text:p>188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62134">
            <text:p>1325782362134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65295">
            <text:p>1325782365295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65295">
            <text:p>1325782365295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65295">
            <text:p>132578236529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65295">
            <text:p>132578236529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65295">
            <text:p>1325782365295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1280">
            <text:p>128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65295">
            <text:p>132578236529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366">
            <text:p>136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67975">
            <text:p>132578236797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67975">
            <text:p>132578236797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67975">
            <text:p>132578236797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67975">
            <text:p>132578236797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67975">
            <text:p>132578236797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321">
            <text:p>13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67975">
            <text:p>132578236797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324">
            <text:p>132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70651">
            <text:p>132578237065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70651">
            <text:p>1325782370651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70651">
            <text:p>1325782370651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70651">
            <text:p>1325782370651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70651">
            <text:p>132578237065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4">
            <text:p>14</text:p>
          </table:table-cell>
          <table:table-cell office:value-type="float" office:value="2027">
            <text:p>202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70651">
            <text:p>1325782370651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1839">
            <text:p>183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74553">
            <text:p>1325782374553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74553">
            <text:p>1325782374553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74553">
            <text:p>1325782374553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74553">
            <text:p>1325782374553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74553">
            <text:p>1325782374553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2224">
            <text:p>222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74553">
            <text:p>1325782374553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9">
            <text:p>19</text:p>
          </table:table-cell>
          <table:table-cell office:value-type="float" office:value="1957">
            <text:p>195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78774">
            <text:p>1325782378774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78774">
            <text:p>1325782378774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78774">
            <text:p>1325782378774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78774">
            <text:p>1325782378774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78774">
            <text:p>1325782378774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334">
            <text:p>13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78774">
            <text:p>1325782378774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320">
            <text:p>13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81459">
            <text:p>1325782381459</text:p>
          </table:table-cell>
          <table:table-cell office:value-type="float" office:value="0">
            <text:p>0</text:p>
          </table:table-cell>
          <table:table-cell office:value-type="float" office:value="346522">
            <text:p>346522</text:p>
          </table:table-cell>
          <table:table-cell office:value-type="float" office:value="346483">
            <text:p>346483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81459">
            <text:p>1325782381459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81459">
            <text:p>1325782381459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81459">
            <text:p>1325782381459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81459">
            <text:p>132578238145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1449">
            <text:p>144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81459">
            <text:p>1325782381459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44">
            <text:p>44</text:p>
          </table:table-cell>
          <table:table-cell office:value-type="float" office:value="3296">
            <text:p>329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91250">
            <text:p>132578239125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91250">
            <text:p>132578239125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91250">
            <text:p>132578239125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91250">
            <text:p>132578239125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91250">
            <text:p>132578239125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272">
            <text:p>127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91250">
            <text:p>132578239125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29">
            <text:p>29</text:p>
          </table:table-cell>
          <table:table-cell office:value-type="float" office:value="2355">
            <text:p>235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94919">
            <text:p>1325782394919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94919">
            <text:p>132578239491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94919">
            <text:p>1325782394919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94919">
            <text:p>1325782394919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94919">
            <text:p>132578239491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1621">
            <text:p>16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94919">
            <text:p>1325782394919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382">
            <text:p>138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97952">
            <text:p>132578239795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97952">
            <text:p>132578239795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97952">
            <text:p>132578239795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97952">
            <text:p>132578239795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97952">
            <text:p>132578239795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253">
            <text:p>125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397952">
            <text:p>132578239795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269">
            <text:p>126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00503">
            <text:p>1325782400503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00503">
            <text:p>1325782400503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00503">
            <text:p>1325782400503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00503">
            <text:p>1325782400503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00503">
            <text:p>1325782400503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6">
            <text:p>16</text:p>
          </table:table-cell>
          <table:table-cell office:value-type="float" office:value="2390">
            <text:p>239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00503">
            <text:p>1325782400503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office:value-type="float" office:value="2276">
            <text:p>227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05215">
            <text:p>13257824052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05215">
            <text:p>1325782405215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76">
            <text:p>7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05215">
            <text:p>1325782405215</text:p>
          </table:table-cell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185">
            <text:p>18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05215">
            <text:p>1325782405215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61">
            <text:p>6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05215">
            <text:p>1325782405215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7">
            <text:p>77</text:p>
          </table:table-cell>
          <table:table-cell office:value-type="float" office:value="4725">
            <text:p>47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05215">
            <text:p>1325782405215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61">
            <text:p>61</text:p>
          </table:table-cell>
          <table:table-cell office:value-type="float" office:value="4258">
            <text:p>425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14271">
            <text:p>1325782414271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14271">
            <text:p>1325782414271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14271">
            <text:p>1325782414271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14271">
            <text:p>1325782414271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14271">
            <text:p>1325782414271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1377">
            <text:p>137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14271">
            <text:p>1325782414271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322">
            <text:p>13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16999">
            <text:p>1325782416999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16999">
            <text:p>1325782416999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16999">
            <text:p>1325782416999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16999">
            <text:p>1325782416999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16999">
            <text:p>1325782416999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348">
            <text:p>134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16999">
            <text:p>1325782416999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297">
            <text:p>129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19672">
            <text:p>132578241967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19672">
            <text:p>132578241967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19672">
            <text:p>132578241967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19672">
            <text:p>132578241967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19672">
            <text:p>132578241967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128">
            <text:p>112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19672">
            <text:p>132578241967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145">
            <text:p>114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21972">
            <text:p>132578242197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21972">
            <text:p>132578242197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21972">
            <text:p>132578242197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21972">
            <text:p>132578242197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21972">
            <text:p>132578242197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office:value-type="float" office:value="2044">
            <text:p>204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21972">
            <text:p>132578242197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26074">
            <text:p>1325782426074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26074">
            <text:p>132578242607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26074">
            <text:p>1325782426074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26074">
            <text:p>132578242607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26074">
            <text:p>1325782426074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1521">
            <text:p>15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26074">
            <text:p>132578242607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323">
            <text:p>13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28949">
            <text:p>132578242894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28949">
            <text:p>132578242894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28949">
            <text:p>132578242894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28949">
            <text:p>132578242894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28949">
            <text:p>132578242894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217">
            <text:p>12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28949">
            <text:p>132578242894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198">
            <text:p>119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31391">
            <text:p>1325782431391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31391">
            <text:p>1325782431391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31391">
            <text:p>132578243139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31391">
            <text:p>132578243139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31391">
            <text:p>1325782431391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1659">
            <text:p>165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31391">
            <text:p>132578243139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317">
            <text:p>13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34398">
            <text:p>1325782434398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34398">
            <text:p>1325782434398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34398">
            <text:p>1325782434398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34398">
            <text:p>1325782434398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34398">
            <text:p>1325782434398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office:value-type="float" office:value="2569">
            <text:p>256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34398">
            <text:p>1325782434398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  <table:table-cell office:value-type="float" office:value="2539">
            <text:p>253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39559">
            <text:p>132578243955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39559">
            <text:p>132578243955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39559">
            <text:p>132578243955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39559">
            <text:p>132578243955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39559">
            <text:p>132578243955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42">
            <text:p>154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39559">
            <text:p>132578243955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53">
            <text:p>125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42383">
            <text:p>1325782442383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42383">
            <text:p>132578244238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42383">
            <text:p>132578244238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42383">
            <text:p>132578244238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42383">
            <text:p>1325782442383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1277">
            <text:p>127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42383">
            <text:p>132578244238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249">
            <text:p>124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44936">
            <text:p>1325782444936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44936">
            <text:p>1325782444936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44936">
            <text:p>132578244493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44936">
            <text:p>132578244493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44936">
            <text:p>1325782444936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44936">
            <text:p>132578244493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187">
            <text:p>118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47402">
            <text:p>1325782447402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47402">
            <text:p>1325782447402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47402">
            <text:p>1325782447402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47402">
            <text:p>1325782447402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47402">
            <text:p>1325782447402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1339">
            <text:p>13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47402">
            <text:p>1325782447402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323">
            <text:p>13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50092">
            <text:p>132578245009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50092">
            <text:p>132578245009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50092">
            <text:p>1325782450092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50092">
            <text:p>1325782450092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50092">
            <text:p>132578245009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1320">
            <text:p>13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50092">
            <text:p>1325782450092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405">
            <text:p>140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52848">
            <text:p>1325782452848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52848">
            <text:p>1325782452848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52848">
            <text:p>1325782452848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52848">
            <text:p>1325782452848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52848">
            <text:p>1325782452848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1815">
            <text:p>18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52848">
            <text:p>1325782452848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1702">
            <text:p>170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56400">
            <text:p>132578245640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56400">
            <text:p>132578245640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56400">
            <text:p>132578245640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56400">
            <text:p>132578245640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56400">
            <text:p>132578245640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1814">
            <text:p>18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56400">
            <text:p>132578245640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1588">
            <text:p>158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59841">
            <text:p>132578245984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59841">
            <text:p>1325782459841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59841">
            <text:p>1325782459841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59841">
            <text:p>132578245984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59841">
            <text:p>132578245984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566">
            <text:p>156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59841">
            <text:p>132578245984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494">
            <text:p>149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62930">
            <text:p>132578246293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62930">
            <text:p>132578246293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62930">
            <text:p>132578246293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62930">
            <text:p>132578246293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62930">
            <text:p>132578246293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219">
            <text:p>121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62930">
            <text:p>132578246293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153">
            <text:p>115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65328">
            <text:p>1325782465328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65328">
            <text:p>1325782465328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65328">
            <text:p>1325782465328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65328">
            <text:p>1325782465328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65328">
            <text:p>1325782465328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420">
            <text:p>14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65328">
            <text:p>1325782465328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325">
            <text:p>13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68103">
            <text:p>1325782468103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68103">
            <text:p>1325782468103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68103">
            <text:p>1325782468103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68103">
            <text:p>1325782468103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68103">
            <text:p>1325782468103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68103">
            <text:p>1325782468103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1729">
            <text:p>172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71465">
            <text:p>132578247146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71465">
            <text:p>132578247146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71465">
            <text:p>132578247146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71465">
            <text:p>132578247146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71465">
            <text:p>132578247146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333">
            <text:p>13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71465">
            <text:p>132578247146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74128">
            <text:p>1325782474128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74128">
            <text:p>132578247412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74128">
            <text:p>1325782474128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74128">
            <text:p>1325782474128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74128">
            <text:p>1325782474128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36">
            <text:p>36</text:p>
          </table:table-cell>
          <table:table-cell office:value-type="float" office:value="3090">
            <text:p>309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74128">
            <text:p>1325782474128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2061">
            <text:p>206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79320">
            <text:p>132578247932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79320">
            <text:p>132578247932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79320">
            <text:p>132578247932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79320">
            <text:p>132578247932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79320">
            <text:p>132578247932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235">
            <text:p>12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79320">
            <text:p>132578247932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147">
            <text:p>114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81728">
            <text:p>1325782481728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81728">
            <text:p>1325782481728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81728">
            <text:p>1325782481728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81728">
            <text:p>1325782481728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81728">
            <text:p>1325782481728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1176">
            <text:p>117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81728">
            <text:p>1325782481728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146">
            <text:p>114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84079">
            <text:p>132578248407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84079">
            <text:p>1325782484079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84079">
            <text:p>1325782484079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84079">
            <text:p>1325782484079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84079">
            <text:p>1325782484079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1635">
            <text:p>16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84079">
            <text:p>1325782484079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496">
            <text:p>149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87242">
            <text:p>132578248724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87242">
            <text:p>132578248724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87242">
            <text:p>132578248724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87242">
            <text:p>132578248724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87242">
            <text:p>132578248724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206">
            <text:p>120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87242">
            <text:p>132578248724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196">
            <text:p>119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89671">
            <text:p>132578248967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89671">
            <text:p>132578248967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89671">
            <text:p>1325782489671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89671">
            <text:p>1325782489671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89671">
            <text:p>1325782489671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302">
            <text:p>130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89671">
            <text:p>1325782489671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321">
            <text:p>132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92320">
            <text:p>132578249232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92320">
            <text:p>132578249232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92320">
            <text:p>132578249232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92320">
            <text:p>132578249232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92320">
            <text:p>132578249232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195">
            <text:p>119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92320">
            <text:p>132578249232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188">
            <text:p>118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94729">
            <text:p>1325782494729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612">
            <text:p>61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94729">
            <text:p>1325782494729</text:p>
          </table:table-cell>
          <table:table-cell office:value-type="float" office:value="1">
            <text:p>1</text:p>
          </table:table-cell>
          <table:table-cell office:value-type="float" office:value="1083">
            <text:p>1083</text:p>
          </table:table-cell>
          <table:table-cell office:value-type="float" office:value="1037">
            <text:p>1037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94729">
            <text:p>1325782494729</text:p>
          </table:table-cell>
          <table:table-cell office:value-type="float" office:value="1">
            <text:p>1</text:p>
          </table:table-cell>
          <table:table-cell office:value-type="float" office:value="698">
            <text:p>698</text:p>
          </table:table-cell>
          <table:table-cell office:value-type="float" office:value="659">
            <text:p>65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94729">
            <text:p>1325782494729</text:p>
          </table:table-cell>
          <table:table-cell office:value-type="float" office:value="1">
            <text:p>1</text:p>
          </table:table-cell>
          <table:table-cell office:value-type="float" office:value="2624">
            <text:p>2624</text:p>
          </table:table-cell>
          <table:table-cell office:value-type="float" office:value="2581">
            <text:p>2581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94729">
            <text:p>132578249472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64">
            <text:p>64</text:p>
          </table:table-cell>
          <table:table-cell office:value-type="float" office:value="5003">
            <text:p>500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494729">
            <text:p>1325782494729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68">
            <text:p>68</text:p>
          </table:table-cell>
          <table:table-cell office:value-type="float" office:value="5033">
            <text:p>50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05915">
            <text:p>1325782505915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05915">
            <text:p>132578250591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05915">
            <text:p>1325782505915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05915">
            <text:p>132578250591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05915">
            <text:p>1325782505915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2606">
            <text:p>260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05915">
            <text:p>132578250591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192">
            <text:p>119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09740">
            <text:p>132578250974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09740">
            <text:p>132578250974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09740">
            <text:p>132578250974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09740">
            <text:p>132578250974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09740">
            <text:p>132578250974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235">
            <text:p>12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09740">
            <text:p>132578250974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12355">
            <text:p>1325782512355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12355">
            <text:p>1325782512355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12355">
            <text:p>1325782512355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12355">
            <text:p>1325782512355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12355">
            <text:p>1325782512355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1334">
            <text:p>13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12355">
            <text:p>1325782512355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1321">
            <text:p>132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15039">
            <text:p>132578251503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15039">
            <text:p>1325782515039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15039">
            <text:p>1325782515039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15039">
            <text:p>1325782515039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15039">
            <text:p>132578251503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1519">
            <text:p>151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15039">
            <text:p>1325782515039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1626">
            <text:p>162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18216">
            <text:p>1325782518216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18216">
            <text:p>1325782518216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18216">
            <text:p>1325782518216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18216">
            <text:p>1325782518216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18216">
            <text:p>1325782518216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458">
            <text:p>145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18216">
            <text:p>1325782518216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1542">
            <text:p>154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21247">
            <text:p>132578252124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21247">
            <text:p>132578252124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21247">
            <text:p>132578252124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21247">
            <text:p>132578252124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21247">
            <text:p>132578252124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1320">
            <text:p>13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21247">
            <text:p>132578252124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1294">
            <text:p>129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23889">
            <text:p>1325782523889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23889">
            <text:p>1325782523889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23889">
            <text:p>1325782523889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23889">
            <text:p>1325782523889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23889">
            <text:p>1325782523889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1310">
            <text:p>13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23889">
            <text:p>1325782523889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1284">
            <text:p>128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26511">
            <text:p>1325782526511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26511">
            <text:p>1325782526511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62">
            <text:p>6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26511">
            <text:p>1325782526511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26511">
            <text:p>1325782526511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26511">
            <text:p>1325782526511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49">
            <text:p>49</text:p>
          </table:table-cell>
          <table:table-cell office:value-type="float" office:value="4336">
            <text:p>43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26511">
            <text:p>1325782526511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61">
            <text:p>61</text:p>
          </table:table-cell>
          <table:table-cell office:value-type="float" office:value="4902">
            <text:p>490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35812">
            <text:p>1325782535812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35812">
            <text:p>1325782535812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35812">
            <text:p>1325782535812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35812">
            <text:p>1325782535812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35812">
            <text:p>1325782535812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402">
            <text:p>140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35812">
            <text:p>1325782535812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356">
            <text:p>135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38600">
            <text:p>132578253860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38600">
            <text:p>132578253860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38600">
            <text:p>1325782538600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38600">
            <text:p>132578253860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38600">
            <text:p>132578253860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2538600">
            <text:p>132578253860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2861">
            <text:p>286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43511">
            <text:p>132578254351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43511">
            <text:p>132578254351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43511">
            <text:p>132578254351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43511">
            <text:p>132578254351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43511">
            <text:p>132578254351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1777">
            <text:p>177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43511">
            <text:p>132578254351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1748">
            <text:p>174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47069">
            <text:p>1325782547069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47069">
            <text:p>1325782547069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47069">
            <text:p>1325782547069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47069">
            <text:p>1325782547069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47069">
            <text:p>1325782547069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2108">
            <text:p>210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47069">
            <text:p>1325782547069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1982">
            <text:p>198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51193">
            <text:p>1325782551193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51193">
            <text:p>1325782551193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51193">
            <text:p>1325782551193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51193">
            <text:p>1325782551193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51193">
            <text:p>1325782551193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1699">
            <text:p>169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51193">
            <text:p>1325782551193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639">
            <text:p>163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54564">
            <text:p>1325782554564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54564">
            <text:p>1325782554564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54564">
            <text:p>1325782554564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54564">
            <text:p>1325782554564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54564">
            <text:p>1325782554564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462">
            <text:p>146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54564">
            <text:p>1325782554564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483">
            <text:p>148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57539">
            <text:p>1325782557539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57539">
            <text:p>1325782557539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57539">
            <text:p>1325782557539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57539">
            <text:p>1325782557539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57539">
            <text:p>1325782557539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79">
            <text:p>167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57539">
            <text:p>1325782557539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722">
            <text:p>17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60971">
            <text:p>132578256097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60971">
            <text:p>132578256097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60971">
            <text:p>132578256097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60971">
            <text:p>132578256097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60971">
            <text:p>132578256097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1843">
            <text:p>184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60971">
            <text:p>132578256097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1930">
            <text:p>193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64777">
            <text:p>1325782564777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64777">
            <text:p>1325782564777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64777">
            <text:p>1325782564777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64777">
            <text:p>1325782564777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64777">
            <text:p>1325782564777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1955">
            <text:p>195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64777">
            <text:p>1325782564777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2088">
            <text:p>208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68860">
            <text:p>132578256886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68860">
            <text:p>132578256886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68860">
            <text:p>132578256886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68860">
            <text:p>132578256886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68860">
            <text:p>132578256886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506">
            <text:p>150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68860">
            <text:p>132578256886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2265">
            <text:p>226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72668">
            <text:p>132578257266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72668">
            <text:p>1325782572668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72668">
            <text:p>1325782572668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72668">
            <text:p>1325782572668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72668">
            <text:p>132578257266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1946">
            <text:p>194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72668">
            <text:p>1325782572668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1827">
            <text:p>18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76474">
            <text:p>1325782576474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76474">
            <text:p>1325782576474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76474">
            <text:p>1325782576474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76474">
            <text:p>1325782576474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76474">
            <text:p>1325782576474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1748">
            <text:p>174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76474">
            <text:p>1325782576474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1674">
            <text:p>167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79928">
            <text:p>1325782579928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79928">
            <text:p>1325782579928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79928">
            <text:p>1325782579928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79928">
            <text:p>1325782579928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79928">
            <text:p>1325782579928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727">
            <text:p>172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79928">
            <text:p>1325782579928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560">
            <text:p>15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83247">
            <text:p>1325782583247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83247">
            <text:p>1325782583247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83247">
            <text:p>1325782583247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83247">
            <text:p>1325782583247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83247">
            <text:p>1325782583247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1914">
            <text:p>19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83247">
            <text:p>1325782583247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1979">
            <text:p>197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87173">
            <text:p>1325782587173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87173">
            <text:p>1325782587173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87173">
            <text:p>1325782587173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87173">
            <text:p>1325782587173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87173">
            <text:p>1325782587173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832">
            <text:p>18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87173">
            <text:p>1325782587173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624">
            <text:p>162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90661">
            <text:p>132578259066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90661">
            <text:p>132578259066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90661">
            <text:p>132578259066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90661">
            <text:p>132578259066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90661">
            <text:p>132578259066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 office:value-type="float" office:value="2990">
            <text:p>299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90661">
            <text:p>132578259066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1873">
            <text:p>187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95566">
            <text:p>1325782595566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95566">
            <text:p>1325782595566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95566">
            <text:p>1325782595566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95566">
            <text:p>1325782595566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95566">
            <text:p>1325782595566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2034">
            <text:p>20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95566">
            <text:p>1325782595566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1913">
            <text:p>19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99551">
            <text:p>1325782599551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99551">
            <text:p>1325782599551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99551">
            <text:p>1325782599551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99551">
            <text:p>1325782599551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99551">
            <text:p>1325782599551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2930">
            <text:p>29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599551">
            <text:p>1325782599551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2218">
            <text:p>22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04738">
            <text:p>1325782604738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04738">
            <text:p>1325782604738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04738">
            <text:p>1325782604738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04738">
            <text:p>1325782604738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04738">
            <text:p>1325782604738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804">
            <text:p>180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04738">
            <text:p>1325782604738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750">
            <text:p>175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08323">
            <text:p>1325782608323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08323">
            <text:p>1325782608323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08323">
            <text:p>1325782608323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08323">
            <text:p>1325782608323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08323">
            <text:p>1325782608323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533">
            <text:p>15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08323">
            <text:p>1325782608323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518">
            <text:p>15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11405">
            <text:p>132578261140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11405">
            <text:p>132578261140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11405">
            <text:p>132578261140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11405">
            <text:p>132578261140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11405">
            <text:p>132578261140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11405">
            <text:p>132578261140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1985">
            <text:p>198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15472">
            <text:p>1325782615472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15472">
            <text:p>1325782615472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15472">
            <text:p>1325782615472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15472">
            <text:p>1325782615472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15472">
            <text:p>1325782615472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1643">
            <text:p>164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15472">
            <text:p>1325782615472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1778">
            <text:p>177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18924">
            <text:p>1325782618924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18924">
            <text:p>1325782618924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18924">
            <text:p>1325782618924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18924">
            <text:p>1325782618924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18924">
            <text:p>1325782618924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1869">
            <text:p>186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18924">
            <text:p>1325782618924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22832">
            <text:p>132578262283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22832">
            <text:p>132578262283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22832">
            <text:p>132578262283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22832">
            <text:p>132578262283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22832">
            <text:p>132578262283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577">
            <text:p>157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22832">
            <text:p>132578262283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25985">
            <text:p>1325782625985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25985">
            <text:p>1325782625985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25985">
            <text:p>1325782625985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25985">
            <text:p>1325782625985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25985">
            <text:p>1325782625985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1587">
            <text:p>158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25985">
            <text:p>1325782625985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1528">
            <text:p>152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29132">
            <text:p>1325782629132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29132">
            <text:p>1325782629132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29132">
            <text:p>1325782629132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29132">
            <text:p>1325782629132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29132">
            <text:p>1325782629132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598">
            <text:p>159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29132">
            <text:p>1325782629132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763">
            <text:p>176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32527">
            <text:p>1325782632527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32527">
            <text:p>132578263252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32527">
            <text:p>132578263252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32527">
            <text:p>132578263252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32527">
            <text:p>132578263252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1987">
            <text:p>198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32527">
            <text:p>132578263252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1902">
            <text:p>190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36460">
            <text:p>132578263646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36460">
            <text:p>132578263646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36460">
            <text:p>132578263646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36460">
            <text:p>132578263646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36460">
            <text:p>132578263646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914">
            <text:p>19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36460">
            <text:p>132578263646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1781">
            <text:p>178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40191">
            <text:p>132578264019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40191">
            <text:p>132578264019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40191">
            <text:p>1325782640191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40191">
            <text:p>1325782640191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40191">
            <text:p>1325782640191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2122">
            <text:p>212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40191">
            <text:p>1325782640191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724">
            <text:p>172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44070">
            <text:p>132578264407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44070">
            <text:p>132578264407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44070">
            <text:p>132578264407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44070">
            <text:p>132578264407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44070">
            <text:p>132578264407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44070">
            <text:p>132578264407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47719">
            <text:p>1325782647719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47719">
            <text:p>132578264771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47719">
            <text:p>1325782647719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47719">
            <text:p>132578264771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47719">
            <text:p>1325782647719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2109">
            <text:p>210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47719">
            <text:p>132578264771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2081">
            <text:p>208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51942">
            <text:p>132578265194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51942">
            <text:p>132578265194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51942">
            <text:p>132578265194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51942">
            <text:p>132578265194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51942">
            <text:p>132578265194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662">
            <text:p>166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51942">
            <text:p>132578265194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618">
            <text:p>16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55255">
            <text:p>1325782655255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55255">
            <text:p>1325782655255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55255">
            <text:p>1325782655255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55255">
            <text:p>1325782655255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55255">
            <text:p>1325782655255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1757">
            <text:p>175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55255">
            <text:p>1325782655255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1543">
            <text:p>154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58585">
            <text:p>1325782658585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58585">
            <text:p>1325782658585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58585">
            <text:p>1325782658585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58585">
            <text:p>1325782658585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58585">
            <text:p>1325782658585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590">
            <text:p>159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58585">
            <text:p>1325782658585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515">
            <text:p>15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61729">
            <text:p>1325782661729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61729">
            <text:p>1325782661729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61729">
            <text:p>1325782661729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61729">
            <text:p>1325782661729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61729">
            <text:p>1325782661729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550">
            <text:p>155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61729">
            <text:p>1325782661729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510">
            <text:p>15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64827">
            <text:p>1325782664827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64827">
            <text:p>1325782664827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64827">
            <text:p>1325782664827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64827">
            <text:p>1325782664827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64827">
            <text:p>1325782664827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539">
            <text:p>15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64827">
            <text:p>1325782664827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598">
            <text:p>159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68005">
            <text:p>1325782668005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68005">
            <text:p>1325782668005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68005">
            <text:p>1325782668005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68005">
            <text:p>1325782668005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68005">
            <text:p>1325782668005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469">
            <text:p>146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68005">
            <text:p>1325782668005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1725">
            <text:p>17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71232">
            <text:p>1325782671232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71232">
            <text:p>1325782671232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71232">
            <text:p>1325782671232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71232">
            <text:p>1325782671232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71232">
            <text:p>1325782671232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43">
            <text:p>43</text:p>
          </table:table-cell>
          <table:table-cell office:value-type="float" office:value="3245">
            <text:p>324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71232">
            <text:p>1325782671232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42">
            <text:p>42</text:p>
          </table:table-cell>
          <table:table-cell office:value-type="float" office:value="3036">
            <text:p>303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77562">
            <text:p>132578267756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77562">
            <text:p>132578267756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77562">
            <text:p>132578267756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77562">
            <text:p>132578267756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77562">
            <text:p>132578267756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77562">
            <text:p>132578267756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643">
            <text:p>164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80899">
            <text:p>1325782680899</text:p>
          </table:table-cell>
          <table:table-cell office:value-type="float" office:value="1">
            <text:p>1</text:p>
          </table:table-cell>
          <table:table-cell office:value-type="float" office:value="627">
            <text:p>627</text:p>
          </table:table-cell>
          <table:table-cell office:value-type="float" office:value="568">
            <text:p>56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80899">
            <text:p>1325782680899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80899">
            <text:p>1325782680899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80899">
            <text:p>1325782680899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80899">
            <text:p>1325782680899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7">
            <text:p>87</text:p>
          </table:table-cell>
          <table:table-cell office:value-type="float" office:value="5041">
            <text:p>504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80899">
            <text:p>1325782680899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535">
            <text:p>153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87516">
            <text:p>1325782687516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87516">
            <text:p>1325782687516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87516">
            <text:p>1325782687516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87516">
            <text:p>1325782687516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87516">
            <text:p>1325782687516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511">
            <text:p>15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87516">
            <text:p>1325782687516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453">
            <text:p>145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90508">
            <text:p>1325782690508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90508">
            <text:p>1325782690508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90508">
            <text:p>1325782690508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90508">
            <text:p>1325782690508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90508">
            <text:p>1325782690508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514">
            <text:p>15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90508">
            <text:p>1325782690508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523">
            <text:p>15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93574">
            <text:p>1325782693574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93574">
            <text:p>1325782693574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93574">
            <text:p>1325782693574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93574">
            <text:p>1325782693574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93574">
            <text:p>1325782693574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591">
            <text:p>159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93574">
            <text:p>1325782693574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531">
            <text:p>153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96726">
            <text:p>1325782696726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96726">
            <text:p>1325782696726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96726">
            <text:p>1325782696726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96726">
            <text:p>1325782696726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96726">
            <text:p>1325782696726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36">
            <text:p>36</text:p>
          </table:table-cell>
          <table:table-cell office:value-type="float" office:value="2996">
            <text:p>299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696726">
            <text:p>1325782696726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1796">
            <text:p>179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01560">
            <text:p>132578270156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01560">
            <text:p>132578270156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01560">
            <text:p>132578270156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01560">
            <text:p>132578270156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01560">
            <text:p>132578270156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614">
            <text:p>16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01560">
            <text:p>132578270156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566">
            <text:p>156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04772">
            <text:p>132578270477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04772">
            <text:p>132578270477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04772">
            <text:p>132578270477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04772">
            <text:p>132578270477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04772">
            <text:p>132578270477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488">
            <text:p>148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04772">
            <text:p>132578270477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1489">
            <text:p>148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07781">
            <text:p>132578270778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07781">
            <text:p>132578270778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07781">
            <text:p>132578270778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07781">
            <text:p>132578270778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07781">
            <text:p>132578270778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1476">
            <text:p>147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07781">
            <text:p>132578270778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1480">
            <text:p>148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10768">
            <text:p>1325782710768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10768">
            <text:p>1325782710768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10768">
            <text:p>132578271076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10768">
            <text:p>1325782710768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10768">
            <text:p>1325782710768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705">
            <text:p>170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10768">
            <text:p>1325782710768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676">
            <text:p>167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14181">
            <text:p>1325782714181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14181">
            <text:p>1325782714181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14181">
            <text:p>1325782714181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14181">
            <text:p>1325782714181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14181">
            <text:p>1325782714181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616">
            <text:p>16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14181">
            <text:p>1325782714181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646">
            <text:p>164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17476">
            <text:p>1325782717476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17476">
            <text:p>1325782717476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17476">
            <text:p>1325782717476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17476">
            <text:p>1325782717476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17476">
            <text:p>1325782717476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810">
            <text:p>18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17476">
            <text:p>1325782717476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034">
            <text:p>203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21354">
            <text:p>1325782721354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21354">
            <text:p>1325782721354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21354">
            <text:p>1325782721354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21354">
            <text:p>1325782721354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21354">
            <text:p>1325782721354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602">
            <text:p>160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21354">
            <text:p>1325782721354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603">
            <text:p>160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24588">
            <text:p>1325782724588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24588">
            <text:p>1325782724588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24588">
            <text:p>1325782724588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24588">
            <text:p>1325782724588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24588">
            <text:p>1325782724588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538">
            <text:p>15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2724588">
            <text:p>1325782724588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611">
            <text:p>16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27772">
            <text:p>1325782727772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27772">
            <text:p>1325782727772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27772">
            <text:p>1325782727772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27772">
            <text:p>1325782727772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27772">
            <text:p>132578272777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073">
            <text:p>50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27772">
            <text:p>132578272777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068">
            <text:p>506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37971">
            <text:p>1325782737971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37971">
            <text:p>1325782737971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121">
            <text:p>12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37971">
            <text:p>132578273797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37971">
            <text:p>1325782737971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37971">
            <text:p>132578273797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5597">
            <text:p>559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37971">
            <text:p>132578273797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5778">
            <text:p>577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49494">
            <text:p>1325782749494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49494">
            <text:p>132578274949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49494">
            <text:p>1325782749494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49494">
            <text:p>1325782749494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49494">
            <text:p>132578274949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5377">
            <text:p>537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49494">
            <text:p>132578274949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433">
            <text:p>54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60418">
            <text:p>1325782760418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60418">
            <text:p>1325782760418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60418">
            <text:p>1325782760418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60418">
            <text:p>1325782760418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60418">
            <text:p>132578276041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20">
            <text:p>50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60418">
            <text:p>132578276041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51">
            <text:p>505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70548">
            <text:p>132578277054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70548">
            <text:p>1325782770548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70548">
            <text:p>1325782770548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70548">
            <text:p>132578277054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70548">
            <text:p>132578277054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5250">
            <text:p>525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70548">
            <text:p>132578277054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5498">
            <text:p>549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81364">
            <text:p>1325782781364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81364">
            <text:p>1325782781364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81364">
            <text:p>1325782781364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81364">
            <text:p>1325782781364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81364">
            <text:p>132578278136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02">
            <text:p>500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81364">
            <text:p>132578278136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058">
            <text:p>505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91554">
            <text:p>13257827915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91554">
            <text:p>13257827915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91554">
            <text:p>13257827915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91554">
            <text:p>13257827915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91554">
            <text:p>132578279155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5068">
            <text:p>506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791554">
            <text:p>13257827915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4554">
            <text:p>455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01217">
            <text:p>1325782801217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01217">
            <text:p>1325782801217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90">
            <text:p>9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01217">
            <text:p>1325782801217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01217">
            <text:p>1325782801217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64">
            <text:p>64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01217">
            <text:p>1325782801217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5049">
            <text:p>504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01217">
            <text:p>132578280121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5438">
            <text:p>543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11873">
            <text:p>1325782811873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11873">
            <text:p>1325782811873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11873">
            <text:p>1325782811873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11873">
            <text:p>1325782811873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11873">
            <text:p>132578281187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03">
            <text:p>510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11873">
            <text:p>132578281187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30">
            <text:p>503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22112">
            <text:p>132578282211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22112">
            <text:p>132578282211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22112">
            <text:p>132578282211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22112">
            <text:p>1325782822112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22112">
            <text:p>132578282211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90">
            <text:p>509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22112">
            <text:p>132578282211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32412">
            <text:p>132578283241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32412">
            <text:p>132578283241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32412">
            <text:p>132578283241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32412">
            <text:p>132578283241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32412">
            <text:p>132578283241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5115">
            <text:p>51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32412">
            <text:p>132578283241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070">
            <text:p>507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42640">
            <text:p>132578284264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42640">
            <text:p>132578284264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42640">
            <text:p>132578284264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42640">
            <text:p>132578284264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42640">
            <text:p>132578284264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092">
            <text:p>509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42640">
            <text:p>132578284264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11">
            <text:p>45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52287">
            <text:p>132578285228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52287">
            <text:p>132578285228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52287">
            <text:p>132578285228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52287">
            <text:p>132578285228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52287">
            <text:p>132578285228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136">
            <text:p>51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52287">
            <text:p>132578285228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137">
            <text:p>513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62621">
            <text:p>132578286262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62621">
            <text:p>132578286262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62621">
            <text:p>132578286262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62621">
            <text:p>132578286262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62621">
            <text:p>132578286262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04">
            <text:p>500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62621">
            <text:p>132578286262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29">
            <text:p>502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72711">
            <text:p>1325782872711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72711">
            <text:p>1325782872711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72711">
            <text:p>1325782872711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72711">
            <text:p>1325782872711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72711">
            <text:p>132578287271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85">
            <text:p>518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72711">
            <text:p>132578287271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5191">
            <text:p>519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83145">
            <text:p>132578288314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83145">
            <text:p>132578288314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83145">
            <text:p>132578288314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83145">
            <text:p>132578288314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83145">
            <text:p>132578288314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5333">
            <text:p>53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83145">
            <text:p>132578288314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93642">
            <text:p>132578289364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93642">
            <text:p>132578289364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93642">
            <text:p>132578289364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93642">
            <text:p>132578289364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93642">
            <text:p>1325782893642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147">
            <text:p>514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893642">
            <text:p>1325782893642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5106">
            <text:p>510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03952">
            <text:p>132578290395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03952">
            <text:p>132578290395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03952">
            <text:p>132578290395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03952">
            <text:p>132578290395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03952">
            <text:p>132578290395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5029">
            <text:p>502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03952">
            <text:p>132578290395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617">
            <text:p>46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13642">
            <text:p>1325782913642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13642">
            <text:p>132578291364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13642">
            <text:p>1325782913642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13642">
            <text:p>132578291364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13642">
            <text:p>132578291364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5283">
            <text:p>528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13642">
            <text:p>132578291364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5125">
            <text:p>51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24106">
            <text:p>1325782924106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24106">
            <text:p>1325782924106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24106">
            <text:p>1325782924106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24106">
            <text:p>1325782924106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24106">
            <text:p>132578292410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18">
            <text:p>50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24106">
            <text:p>132578292410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5011">
            <text:p>50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34204">
            <text:p>1325782934204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34204">
            <text:p>1325782934204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34204">
            <text:p>1325782934204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34204">
            <text:p>1325782934204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34204">
            <text:p>1325782934204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5052">
            <text:p>50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34204">
            <text:p>132578293420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5076">
            <text:p>507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44396">
            <text:p>132578294439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44396">
            <text:p>132578294439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44396">
            <text:p>132578294439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44396">
            <text:p>132578294439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44396">
            <text:p>1325782944396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362">
            <text:p>536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44396">
            <text:p>1325782944396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329">
            <text:p>532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55135">
            <text:p>1325782955135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55135">
            <text:p>1325782955135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65">
            <text:p>6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55135">
            <text:p>1325782955135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55135">
            <text:p>1325782955135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55135">
            <text:p>132578295513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266">
            <text:p>526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55135">
            <text:p>132578295513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260">
            <text:p>52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65764">
            <text:p>1325782965764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65764">
            <text:p>132578296576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65764">
            <text:p>132578296576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65764">
            <text:p>132578296576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65764">
            <text:p>132578296576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151">
            <text:p>515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65764">
            <text:p>132578296576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76086">
            <text:p>1325782976086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76086">
            <text:p>1325782976086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76086">
            <text:p>1325782976086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76086">
            <text:p>1325782976086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76086">
            <text:p>132578297608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52">
            <text:p>50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76086">
            <text:p>132578297608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095">
            <text:p>509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86299">
            <text:p>1325782986299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office:value-type="float" office:value="441">
            <text:p>44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86299">
            <text:p>1325782986299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89">
            <text:p>8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86299">
            <text:p>132578298629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86299">
            <text:p>132578298629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86299">
            <text:p>132578298629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144">
            <text:p>514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86299">
            <text:p>132578298629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96691">
            <text:p>132578299669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96691">
            <text:p>132578299669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96691">
            <text:p>132578299669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96691">
            <text:p>132578299669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96691">
            <text:p>132578299669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05">
            <text:p>500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2996691">
            <text:p>132578299669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5024">
            <text:p>502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06770">
            <text:p>132578300677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06770">
            <text:p>132578300677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06770">
            <text:p>132578300677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06770">
            <text:p>132578300677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06770">
            <text:p>132578300677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222">
            <text:p>522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06770">
            <text:p>132578300677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5376">
            <text:p>537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17413">
            <text:p>1325783017413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17413">
            <text:p>1325783017413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17413">
            <text:p>1325783017413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17413">
            <text:p>1325783017413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17413">
            <text:p>1325783017413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144">
            <text:p>514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17413">
            <text:p>132578301741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056">
            <text:p>505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27662">
            <text:p>1325783027662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27662">
            <text:p>1325783027662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27662">
            <text:p>1325783027662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27662">
            <text:p>1325783027662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27662">
            <text:p>132578302766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111">
            <text:p>51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27662">
            <text:p>132578302766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5226">
            <text:p>522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38098">
            <text:p>1325783038098</text:p>
          </table:table-cell>
          <table:table-cell office:value-type="float" office:value="1">
            <text:p>1</text:p>
          </table:table-cell>
          <table:table-cell office:value-type="float" office:value="9035">
            <text:p>9035</text:p>
          </table:table-cell>
          <table:table-cell office:value-type="float" office:value="8997">
            <text:p>8997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38098">
            <text:p>1325783038098</text:p>
          </table:table-cell>
          <table:table-cell office:value-type="float" office:value="0">
            <text:p>0</text:p>
          </table:table-cell>
          <table:table-cell office:value-type="float" office:value="11959">
            <text:p>11959</text:p>
          </table:table-cell>
          <table:table-cell office:value-type="float" office:value="11926">
            <text:p>11926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38098">
            <text:p>1325783038098</text:p>
          </table:table-cell>
          <table:table-cell office:value-type="float" office:value="1">
            <text:p>1</text:p>
          </table:table-cell>
          <table:table-cell office:value-type="float" office:value="7736">
            <text:p>7736</text:p>
          </table:table-cell>
          <table:table-cell office:value-type="float" office:value="7699">
            <text:p>7699</text:p>
          </table:table-cell>
          <table:table-cell office:value-type="float" office:value="1795">
            <text:p>179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38098">
            <text:p>1325783038098</text:p>
          </table:table-cell>
          <table:table-cell office:value-type="float" office:value="0">
            <text:p>0</text:p>
          </table:table-cell>
          <table:table-cell office:value-type="float" office:value="4672">
            <text:p>4672</text:p>
          </table:table-cell>
          <table:table-cell office:value-type="float" office:value="4633">
            <text:p>4633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38098">
            <text:p>1325783038098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001">
            <text:p>500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38098">
            <text:p>1325783038098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019">
            <text:p>501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60134">
            <text:p>132578306013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60134">
            <text:p>132578306013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60134">
            <text:p>132578306013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60134">
            <text:p>1325783060134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60134">
            <text:p>132578306013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303">
            <text:p>530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60134">
            <text:p>132578306013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089">
            <text:p>508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70587">
            <text:p>132578307058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70587">
            <text:p>132578307058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70587">
            <text:p>132578307058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70587">
            <text:p>132578307058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70587">
            <text:p>132578307058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5174">
            <text:p>517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70587">
            <text:p>1325783070587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5362">
            <text:p>536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81171">
            <text:p>1325783081171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81171">
            <text:p>1325783081171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81171">
            <text:p>132578308117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81171">
            <text:p>132578308117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81171">
            <text:p>13257830811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5287">
            <text:p>528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81171">
            <text:p>132578308117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133">
            <text:p>51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91648">
            <text:p>1325783091648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91648">
            <text:p>132578309164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91648">
            <text:p>13257830916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91648">
            <text:p>1325783091648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91648">
            <text:p>1325783091648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5433">
            <text:p>54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091648">
            <text:p>1325783091648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016">
            <text:p>501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02190">
            <text:p>132578310219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02190">
            <text:p>132578310219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02190">
            <text:p>132578310219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02190">
            <text:p>132578310219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02190">
            <text:p>132578310219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089">
            <text:p>508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02190">
            <text:p>132578310219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12466">
            <text:p>132578311246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12466">
            <text:p>132578311246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12466">
            <text:p>132578311246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12466">
            <text:p>132578311246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12466">
            <text:p>132578311246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5024">
            <text:p>502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12466">
            <text:p>132578311246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5023">
            <text:p>50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22564">
            <text:p>1325783122564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22564">
            <text:p>1325783122564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22564">
            <text:p>1325783122564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22564">
            <text:p>1325783122564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22564">
            <text:p>132578312256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031">
            <text:p>50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22564">
            <text:p>132578312256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012">
            <text:p>50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32661">
            <text:p>132578313266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32661">
            <text:p>132578313266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32661">
            <text:p>132578313266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32661">
            <text:p>132578313266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32661">
            <text:p>132578313266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084">
            <text:p>508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32661">
            <text:p>132578313266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001">
            <text:p>500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42798">
            <text:p>1325783142798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42798">
            <text:p>1325783142798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42798">
            <text:p>1325783142798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42798">
            <text:p>1325783142798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42798">
            <text:p>132578314279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5031">
            <text:p>50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42798">
            <text:p>132578314279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5185">
            <text:p>518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53135">
            <text:p>132578315313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53135">
            <text:p>132578315313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53135">
            <text:p>1325783153135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53135">
            <text:p>132578315313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53135">
            <text:p>132578315313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06">
            <text:p>500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53135">
            <text:p>1325783153135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44">
            <text:p>504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63247">
            <text:p>132578316324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63247">
            <text:p>132578316324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63247">
            <text:p>132578316324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63247">
            <text:p>132578316324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63247">
            <text:p>1325783163247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5192">
            <text:p>519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63247">
            <text:p>1325783163247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5212">
            <text:p>52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73699">
            <text:p>1325783173699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73699">
            <text:p>1325783173699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float" office:value="241">
            <text:p>241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73699">
            <text:p>1325783173699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113">
            <text:p>11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73699">
            <text:p>1325783173699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73699">
            <text:p>132578317369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010">
            <text:p>50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73699">
            <text:p>1325783173699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5197">
            <text:p>519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84154">
            <text:p>1325783184154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84154">
            <text:p>1325783184154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84154">
            <text:p>1325783184154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84154">
            <text:p>1325783184154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84154">
            <text:p>1325783184154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5011">
            <text:p>50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84154">
            <text:p>132578318415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5075">
            <text:p>507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94300">
            <text:p>132578319430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94300">
            <text:p>132578319430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94300">
            <text:p>132578319430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94300">
            <text:p>132578319430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94300">
            <text:p>132578319430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5230">
            <text:p>52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194300">
            <text:p>132578319430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5066">
            <text:p>506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04642">
            <text:p>132578320464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04642">
            <text:p>132578320464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04642">
            <text:p>132578320464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04642">
            <text:p>132578320464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04642">
            <text:p>132578320464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244">
            <text:p>524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04642">
            <text:p>132578320464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036">
            <text:p>503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14978">
            <text:p>1325783214978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14978">
            <text:p>1325783214978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14978">
            <text:p>1325783214978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14978">
            <text:p>1325783214978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14978">
            <text:p>132578321497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066">
            <text:p>506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14978">
            <text:p>132578321497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133">
            <text:p>51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25256">
            <text:p>1325783225256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25256">
            <text:p>1325783225256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25256">
            <text:p>1325783225256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25256">
            <text:p>1325783225256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25256">
            <text:p>1325783225256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5081">
            <text:p>508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25256">
            <text:p>1325783225256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5212">
            <text:p>52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35600">
            <text:p>13257832356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35600">
            <text:p>132578323560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35600">
            <text:p>132578323560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35600">
            <text:p>132578323560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35600">
            <text:p>132578323560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181">
            <text:p>518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35600">
            <text:p>132578323560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46134">
            <text:p>132578324613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46134">
            <text:p>1325783246134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46134">
            <text:p>1325783246134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46134">
            <text:p>1325783246134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46134">
            <text:p>132578324613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5123">
            <text:p>512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3246134">
            <text:p>132578324613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5018">
            <text:p>50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56340">
            <text:p>132578325634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56340">
            <text:p>132578325634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56340">
            <text:p>132578325634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56340">
            <text:p>132578325634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56340">
            <text:p>132578325634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053">
            <text:p>505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56340">
            <text:p>132578325634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171">
            <text:p>517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66638">
            <text:p>1325783266638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66638">
            <text:p>1325783266638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66638">
            <text:p>1325783266638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66638">
            <text:p>1325783266638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66638">
            <text:p>132578326663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03">
            <text:p>500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66638">
            <text:p>132578326663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96">
            <text:p>509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76816">
            <text:p>1325783276816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76816">
            <text:p>1325783276816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76816">
            <text:p>1325783276816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76816">
            <text:p>1325783276816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76816">
            <text:p>132578327681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51">
            <text:p>515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76816">
            <text:p>132578327681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15">
            <text:p>51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87170">
            <text:p>132578328717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87170">
            <text:p>132578328717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87170">
            <text:p>132578328717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87170">
            <text:p>132578328717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87170">
            <text:p>132578328717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50">
            <text:p>505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87170">
            <text:p>132578328717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15">
            <text:p>50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97314">
            <text:p>1325783297314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97314">
            <text:p>1325783297314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97314">
            <text:p>1325783297314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97314">
            <text:p>1325783297314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97314">
            <text:p>1325783297314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161">
            <text:p>516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297314">
            <text:p>132578329731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50">
            <text:p>505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07608">
            <text:p>1325783307608</text:p>
          </table:table-cell>
          <table:table-cell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221">
            <text:p>22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07608">
            <text:p>1325783307608</text:p>
          </table:table-cell>
          <table:table-cell office:value-type="float" office:value="1">
            <text:p>1</text:p>
          </table:table-cell>
          <table:table-cell office:value-type="float" office:value="558">
            <text:p>558</text:p>
          </table:table-cell>
          <table:table-cell office:value-type="float" office:value="476">
            <text:p>476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07608">
            <text:p>1325783307608</text:p>
          </table:table-cell>
          <table:table-cell office:value-type="float" office:value="1">
            <text:p>1</text:p>
          </table:table-cell>
          <table:table-cell office:value-type="float" office:value="331">
            <text:p>331</text:p>
          </table:table-cell>
          <table:table-cell office:value-type="float" office:value="258">
            <text:p>25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07608">
            <text:p>1325783307608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126">
            <text:p>126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07608">
            <text:p>132578330760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140">
            <text:p>51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07608">
            <text:p>132578330760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219">
            <text:p>521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18341">
            <text:p>1325783318341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18341">
            <text:p>1325783318341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18341">
            <text:p>1325783318341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18341">
            <text:p>1325783318341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18341">
            <text:p>132578331834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05">
            <text:p>500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18341">
            <text:p>132578331834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60">
            <text:p>50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28483">
            <text:p>1325783328483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28483">
            <text:p>1325783328483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28483">
            <text:p>1325783328483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28483">
            <text:p>1325783328483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28483">
            <text:p>132578332848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11">
            <text:p>50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28483">
            <text:p>132578332848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67">
            <text:p>506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38639">
            <text:p>1325783338639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38639">
            <text:p>1325783338639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38639">
            <text:p>1325783338639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38639">
            <text:p>1325783338639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38639">
            <text:p>1325783338639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113">
            <text:p>51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38639">
            <text:p>132578333863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23">
            <text:p>50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48851">
            <text:p>1325783348851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48851">
            <text:p>132578334885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48851">
            <text:p>1325783348851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48851">
            <text:p>1325783348851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48851">
            <text:p>132578334885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140">
            <text:p>51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48851">
            <text:p>132578334885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042">
            <text:p>504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59138">
            <text:p>1325783359138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59138">
            <text:p>1325783359138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59138">
            <text:p>1325783359138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59138">
            <text:p>1325783359138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59138">
            <text:p>132578335913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84">
            <text:p>508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59138">
            <text:p>132578335913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75">
            <text:p>507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69375">
            <text:p>1325783369375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69375">
            <text:p>1325783369375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69375">
            <text:p>1325783369375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69375">
            <text:p>1325783369375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69375">
            <text:p>132578336937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060">
            <text:p>506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69375">
            <text:p>132578336937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105">
            <text:p>510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79632">
            <text:p>1325783379632</text:p>
          </table:table-cell>
          <table:table-cell office:value-type="float" office:value="1">
            <text:p>1</text:p>
          </table:table-cell>
          <table:table-cell office:value-type="float" office:value="248">
            <text:p>248</text:p>
          </table:table-cell>
          <table:table-cell office:value-type="float" office:value="164">
            <text:p>16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79632">
            <text:p>1325783379632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79632">
            <text:p>1325783379632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83">
            <text:p>8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79632">
            <text:p>1325783379632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79632">
            <text:p>132578337963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097">
            <text:p>509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79632">
            <text:p>132578337963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030">
            <text:p>503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89900">
            <text:p>1325783389900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89900">
            <text:p>1325783389900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89900">
            <text:p>1325783389900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89900">
            <text:p>1325783389900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89900">
            <text:p>132578338990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19">
            <text:p>501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389900">
            <text:p>132578338990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60">
            <text:p>50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00102">
            <text:p>1325783400102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00102">
            <text:p>1325783400102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00102">
            <text:p>1325783400102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00102">
            <text:p>1325783400102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00102">
            <text:p>132578340010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094">
            <text:p>509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00102">
            <text:p>132578340010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086">
            <text:p>508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10360">
            <text:p>132578341036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10360">
            <text:p>132578341036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10360">
            <text:p>132578341036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10360">
            <text:p>132578341036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10360">
            <text:p>132578341036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141">
            <text:p>514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10360">
            <text:p>132578341036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20711">
            <text:p>1325783420711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20711">
            <text:p>1325783420711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20711">
            <text:p>1325783420711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20711">
            <text:p>1325783420711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20711">
            <text:p>132578342071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083">
            <text:p>508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20711">
            <text:p>132578342071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040">
            <text:p>504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30917">
            <text:p>1325783430917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30917">
            <text:p>1325783430917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30917">
            <text:p>1325783430917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30917">
            <text:p>1325783430917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30917">
            <text:p>132578343091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21">
            <text:p>50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30917">
            <text:p>1325783430917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01">
            <text:p>500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41014">
            <text:p>1325783441014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41014">
            <text:p>1325783441014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41014">
            <text:p>1325783441014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41014">
            <text:p>1325783441014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41014">
            <text:p>132578344101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90">
            <text:p>509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41014">
            <text:p>132578344101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98">
            <text:p>509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51272">
            <text:p>1325783451272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51272">
            <text:p>1325783451272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51272">
            <text:p>1325783451272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51272">
            <text:p>1325783451272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51272">
            <text:p>132578345127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26">
            <text:p>502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51272">
            <text:p>132578345127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24">
            <text:p>502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61403">
            <text:p>1325783461403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61403">
            <text:p>1325783461403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61403">
            <text:p>1325783461403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61403">
            <text:p>1325783461403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61403">
            <text:p>132578346140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22">
            <text:p>502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61403">
            <text:p>132578346140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99">
            <text:p>509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71619">
            <text:p>1325783471619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71619">
            <text:p>1325783471619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71619">
            <text:p>1325783471619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71619">
            <text:p>1325783471619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71619">
            <text:p>1325783471619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123">
            <text:p>512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71619">
            <text:p>132578347161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53">
            <text:p>515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81977">
            <text:p>1325783481977</text:p>
          </table:table-cell>
          <table:table-cell office:value-type="float" office:value="1">
            <text:p>1</text:p>
          </table:table-cell>
          <table:table-cell office:value-type="float" office:value="885">
            <text:p>885</text:p>
          </table:table-cell>
          <table:table-cell office:value-type="float" office:value="802">
            <text:p>80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81977">
            <text:p>1325783481977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113">
            <text:p>11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81977">
            <text:p>1325783481977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104">
            <text:p>10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81977">
            <text:p>1325783481977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116">
            <text:p>116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81977">
            <text:p>1325783481977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77">
            <text:p>507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81977">
            <text:p>1325783481977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92376">
            <text:p>1325783492376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92376">
            <text:p>1325783492376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92376">
            <text:p>1325783492376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92376">
            <text:p>1325783492376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92376">
            <text:p>132578349237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51">
            <text:p>505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492376">
            <text:p>132578349237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29">
            <text:p>502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02534">
            <text:p>1325783502534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02534">
            <text:p>1325783502534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02534">
            <text:p>1325783502534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02534">
            <text:p>1325783502534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02534">
            <text:p>132578350253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75">
            <text:p>517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02534">
            <text:p>1325783502534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67">
            <text:p>506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12854">
            <text:p>1325783512854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12854">
            <text:p>1325783512854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12854">
            <text:p>1325783512854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12854">
            <text:p>1325783512854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12854">
            <text:p>132578351285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129">
            <text:p>512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12854">
            <text:p>132578351285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180">
            <text:p>518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23242">
            <text:p>1325783523242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23242">
            <text:p>1325783523242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23242">
            <text:p>1325783523242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23242">
            <text:p>1325783523242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23242">
            <text:p>132578352324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40">
            <text:p>50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23242">
            <text:p>132578352324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092">
            <text:p>509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33453">
            <text:p>1325783533453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33453">
            <text:p>132578353345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33453">
            <text:p>1325783533453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33453">
            <text:p>1325783533453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33453">
            <text:p>132578353345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114">
            <text:p>51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33453">
            <text:p>132578353345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87">
            <text:p>508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43734">
            <text:p>1325783543734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43734">
            <text:p>1325783543734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43734">
            <text:p>1325783543734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43734">
            <text:p>1325783543734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43734">
            <text:p>132578354373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19">
            <text:p>511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43734">
            <text:p>132578354373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23">
            <text:p>50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53953">
            <text:p>1325783553953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53953">
            <text:p>1325783553953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53953">
            <text:p>132578355395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53953">
            <text:p>132578355395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53953">
            <text:p>132578355395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35">
            <text:p>50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53953">
            <text:p>132578355395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15">
            <text:p>50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64083">
            <text:p>1325783564083</text:p>
          </table:table-cell>
          <table:table-cell office:value-type="float" office:value="1">
            <text:p>1</text:p>
          </table:table-cell>
          <table:table-cell office:value-type="float" office:value="22948">
            <text:p>22948</text:p>
          </table:table-cell>
          <table:table-cell office:value-type="float" office:value="22859">
            <text:p>22859</text:p>
          </table:table-cell>
          <table:table-cell office:value-type="float" office:value="436">
            <text:p>4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64083">
            <text:p>1325783564083</text:p>
          </table:table-cell>
          <table:table-cell office:value-type="float" office:value="1">
            <text:p>1</text:p>
          </table:table-cell>
          <table:table-cell office:value-type="float" office:value="14304">
            <text:p>14304</text:p>
          </table:table-cell>
          <table:table-cell office:value-type="float" office:value="14211">
            <text:p>14211</text:p>
          </table:table-cell>
          <table:table-cell office:value-type="float" office:value="4025">
            <text:p>40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64083">
            <text:p>1325783564083</text:p>
          </table:table-cell>
          <table:table-cell office:value-type="float" office:value="1">
            <text:p>1</text:p>
          </table:table-cell>
          <table:table-cell office:value-type="float" office:value="7964">
            <text:p>7964</text:p>
          </table:table-cell>
          <table:table-cell office:value-type="float" office:value="7884">
            <text:p>7884</text:p>
          </table:table-cell>
          <table:table-cell office:value-type="float" office:value="1286">
            <text:p>128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64083">
            <text:p>1325783564083</text:p>
          </table:table-cell>
          <table:table-cell office:value-type="float" office:value="0">
            <text:p>0</text:p>
          </table:table-cell>
          <table:table-cell office:value-type="float" office:value="7349">
            <text:p>7349</text:p>
          </table:table-cell>
          <table:table-cell office:value-type="float" office:value="7271">
            <text:p>7271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64083">
            <text:p>132578356408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06">
            <text:p>500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64083">
            <text:p>132578356408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84977">
            <text:p>1325783584977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84977">
            <text:p>1325783584977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84977">
            <text:p>1325783584977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84977">
            <text:p>1325783584977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84977">
            <text:p>1325783584977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109">
            <text:p>510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84977">
            <text:p>1325783584977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05">
            <text:p>500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95170">
            <text:p>1325783595170</text:p>
          </table:table-cell>
          <table:table-cell office:value-type="float" office:value="0">
            <text:p>0</text:p>
          </table:table-cell>
          <table:table-cell office:value-type="float" office:value="253327">
            <text:p>253327</text:p>
          </table:table-cell>
          <table:table-cell office:value-type="float" office:value="253251">
            <text:p>253251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95170">
            <text:p>132578359517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95170">
            <text:p>132578359517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95170">
            <text:p>132578359517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95170">
            <text:p>132578359517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61">
            <text:p>506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595170">
            <text:p>132578359517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08">
            <text:p>500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10315">
            <text:p>1325783610315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10315">
            <text:p>1325783610315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10315">
            <text:p>1325783610315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10315">
            <text:p>1325783610315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10315">
            <text:p>132578361031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08">
            <text:p>500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10315">
            <text:p>132578361031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114">
            <text:p>511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20523">
            <text:p>1325783620523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20523">
            <text:p>1325783620523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20523">
            <text:p>1325783620523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20523">
            <text:p>1325783620523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20523">
            <text:p>132578362052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09">
            <text:p>500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20523">
            <text:p>132578362052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48">
            <text:p>504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30663">
            <text:p>1325783630663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30663">
            <text:p>1325783630663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float" office:value="97">
            <text:p>9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30663">
            <text:p>1325783630663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30663">
            <text:p>1325783630663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30663">
            <text:p>132578363066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89">
            <text:p>508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30663">
            <text:p>132578363066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33">
            <text:p>51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41051">
            <text:p>1325783641051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41051">
            <text:p>1325783641051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41051">
            <text:p>1325783641051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41051">
            <text:p>1325783641051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41051">
            <text:p>132578364105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23">
            <text:p>512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41051">
            <text:p>132578364105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13">
            <text:p>50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51267">
            <text:p>1325783651267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51267">
            <text:p>1325783651267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51267">
            <text:p>1325783651267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51267">
            <text:p>1325783651267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51267">
            <text:p>1325783651267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122">
            <text:p>512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51267">
            <text:p>1325783651267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040">
            <text:p>504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61506">
            <text:p>1325783661506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61506">
            <text:p>1325783661506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61506">
            <text:p>1325783661506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61506">
            <text:p>1325783661506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61506">
            <text:p>132578366150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179">
            <text:p>517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61506">
            <text:p>132578366150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71881">
            <text:p>1325783671881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71881">
            <text:p>1325783671881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71881">
            <text:p>1325783671881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71881">
            <text:p>1325783671881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71881">
            <text:p>132578367188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23">
            <text:p>502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71881">
            <text:p>132578367188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89">
            <text:p>508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82128">
            <text:p>1325783682128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82128">
            <text:p>1325783682128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82128">
            <text:p>1325783682128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82128">
            <text:p>1325783682128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82128">
            <text:p>132578368212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16">
            <text:p>50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82128">
            <text:p>132578368212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29">
            <text:p>502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92259">
            <text:p>1325783692259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92259">
            <text:p>1325783692259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92259">
            <text:p>1325783692259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92259">
            <text:p>1325783692259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92259">
            <text:p>132578369225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09">
            <text:p>510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692259">
            <text:p>1325783692259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90">
            <text:p>509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02539">
            <text:p>1325783702539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02539">
            <text:p>1325783702539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02539">
            <text:p>1325783702539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02539">
            <text:p>1325783702539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02539">
            <text:p>132578370253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02539">
            <text:p>132578370253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18">
            <text:p>50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12723">
            <text:p>132578371272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12723">
            <text:p>1325783712723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12723">
            <text:p>1325783712723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12723">
            <text:p>1325783712723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37">
            <text:p>3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12723">
            <text:p>132578371272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86">
            <text:p>508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12723">
            <text:p>132578371272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66">
            <text:p>506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22984">
            <text:p>1325783722984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249">
            <text:p>249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22984">
            <text:p>1325783722984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office:value-type="float" office:value="291">
            <text:p>291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22984">
            <text:p>1325783722984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98">
            <text:p>9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22984">
            <text:p>1325783722984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table:number-columns-repeated="2"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22984">
            <text:p>1325783722984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216">
            <text:p>52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22984">
            <text:p>1325783722984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56">
            <text:p>505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33590">
            <text:p>1325783733590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33590">
            <text:p>132578373359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33590">
            <text:p>1325783733590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33590">
            <text:p>1325783733590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33590">
            <text:p>132578373359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15">
            <text:p>50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33590">
            <text:p>132578373359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32">
            <text:p>503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43723">
            <text:p>1325783743723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43723">
            <text:p>1325783743723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43723">
            <text:p>1325783743723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43723">
            <text:p>1325783743723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43723">
            <text:p>132578374372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35">
            <text:p>50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43723">
            <text:p>132578374372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61">
            <text:p>506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53895">
            <text:p>1325783753895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53895">
            <text:p>1325783753895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53895">
            <text:p>1325783753895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53895">
            <text:p>1325783753895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53895">
            <text:p>132578375389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061">
            <text:p>506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53895">
            <text:p>132578375389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015">
            <text:p>50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64052">
            <text:p>1325783764052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64052">
            <text:p>1325783764052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64052">
            <text:p>1325783764052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64052">
            <text:p>1325783764052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64052">
            <text:p>132578376405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64052">
            <text:p>132578376405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45">
            <text:p>504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74244">
            <text:p>1325783774244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74244">
            <text:p>1325783774244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74244">
            <text:p>1325783774244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74244">
            <text:p>1325783774244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74244">
            <text:p>132578377424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91">
            <text:p>509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3774244">
            <text:p>1325783774244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99">
            <text:p>509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784512">
            <text:p>1325783784512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784512">
            <text:p>1325783784512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784512">
            <text:p>1325783784512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784512">
            <text:p>1325783784512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784512">
            <text:p>132578378451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43">
            <text:p>504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784512">
            <text:p>132578378451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42">
            <text:p>504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794694">
            <text:p>1325783794694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794694">
            <text:p>1325783794694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794694">
            <text:p>1325783794694</text:p>
          </table:table-cell>
          <table:table-cell office:value-type="float" office:value="1">
            <text:p>1</text:p>
          </table:table-cell>
          <table:table-cell office:value-type="float" office:value="7730">
            <text:p>7730</text:p>
          </table:table-cell>
          <table:table-cell office:value-type="float" office:value="7617">
            <text:p>7617</text:p>
          </table:table-cell>
          <table:table-cell office:value-type="float" office:value="1147">
            <text:p>114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794694">
            <text:p>1325783794694</text:p>
          </table:table-cell>
          <table:table-cell office:value-type="float" office:value="0">
            <text:p>0</text:p>
          </table:table-cell>
          <table:table-cell office:value-type="float" office:value="7958">
            <text:p>7958</text:p>
          </table:table-cell>
          <table:table-cell office:value-type="float" office:value="7845">
            <text:p>7845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794694">
            <text:p>132578379469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99">
            <text:p>509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794694">
            <text:p>132578379469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89">
            <text:p>508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11069">
            <text:p>1325783811069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11069">
            <text:p>1325783811069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11069">
            <text:p>1325783811069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11069">
            <text:p>1325783811069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11069">
            <text:p>132578381106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138">
            <text:p>51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11069">
            <text:p>132578381106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15">
            <text:p>50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21317">
            <text:p>1325783821317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21317">
            <text:p>1325783821317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21317">
            <text:p>1325783821317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21317">
            <text:p>1325783821317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21317">
            <text:p>132578382131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39">
            <text:p>50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21317">
            <text:p>132578382131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14">
            <text:p>501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31470">
            <text:p>1325783831470</text:p>
          </table:table-cell>
          <table:table-cell office:value-type="float" office:value="1">
            <text:p>1</text:p>
          </table:table-cell>
          <table:table-cell office:value-type="float" office:value="278">
            <text:p>278</text:p>
          </table:table-cell>
          <table:table-cell office:value-type="float" office:value="170">
            <text:p>17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31470">
            <text:p>132578383147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80">
            <text:p>8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31470">
            <text:p>1325783831470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107">
            <text:p>10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31470">
            <text:p>1325783831470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office:value-type="float" office:value="101">
            <text:p>101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31470">
            <text:p>132578383147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73">
            <text:p>50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31470">
            <text:p>132578383147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46">
            <text:p>504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41783">
            <text:p>1325783841783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41783">
            <text:p>1325783841783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41783">
            <text:p>1325783841783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41783">
            <text:p>1325783841783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41783">
            <text:p>132578384178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56">
            <text:p>505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41783">
            <text:p>132578384178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93">
            <text:p>509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52033">
            <text:p>1325783852033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52033">
            <text:p>1325783852033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52033">
            <text:p>1325783852033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52033">
            <text:p>1325783852033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52033">
            <text:p>132578385203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09">
            <text:p>500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52033">
            <text:p>13257838520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22">
            <text:p>50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62179">
            <text:p>1325783862179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62179">
            <text:p>1325783862179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62179">
            <text:p>1325783862179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62179">
            <text:p>1325783862179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62179">
            <text:p>132578386217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07">
            <text:p>500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62179">
            <text:p>132578386217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99">
            <text:p>509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72379">
            <text:p>1325783872379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72379">
            <text:p>1325783872379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72379">
            <text:p>1325783872379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72379">
            <text:p>1325783872379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72379">
            <text:p>132578387237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24">
            <text:p>502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72379">
            <text:p>132578387237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58">
            <text:p>505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82552">
            <text:p>1325783882552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82552">
            <text:p>132578388255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82552">
            <text:p>132578388255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82552">
            <text:p>1325783882552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82552">
            <text:p>132578388255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17">
            <text:p>50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82552">
            <text:p>132578388255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11">
            <text:p>50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92683">
            <text:p>1325783892683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92683">
            <text:p>1325783892683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92683">
            <text:p>132578389268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92683">
            <text:p>132578389268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92683">
            <text:p>132578389268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82">
            <text:p>508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892683">
            <text:p>132578389268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62">
            <text:p>506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02921">
            <text:p>1325783902921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02921">
            <text:p>1325783902921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02921">
            <text:p>1325783902921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02921">
            <text:p>1325783902921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02921">
            <text:p>132578390292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49">
            <text:p>504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02921">
            <text:p>132578390292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101">
            <text:p>510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13173">
            <text:p>1325783913173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13173">
            <text:p>1325783913173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13173">
            <text:p>1325783913173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13173">
            <text:p>1325783913173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13173">
            <text:p>132578391317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30">
            <text:p>51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13173">
            <text:p>132578391317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49">
            <text:p>504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23444">
            <text:p>1325783923444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23444">
            <text:p>1325783923444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23444">
            <text:p>1325783923444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23444">
            <text:p>1325783923444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23444">
            <text:p>132578392344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58">
            <text:p>505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23444">
            <text:p>132578392344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12">
            <text:p>51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33710">
            <text:p>1325783933710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33710">
            <text:p>1325783933710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33710">
            <text:p>1325783933710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33710">
            <text:p>1325783933710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33710">
            <text:p>132578393371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25">
            <text:p>50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33710">
            <text:p>132578393371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032">
            <text:p>503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43899">
            <text:p>1325783943899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43899">
            <text:p>1325783943899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43899">
            <text:p>1325783943899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43899">
            <text:p>1325783943899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43899">
            <text:p>132578394389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029">
            <text:p>502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43899">
            <text:p>132578394389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95">
            <text:p>509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54121">
            <text:p>1325783954121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54121">
            <text:p>1325783954121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54121">
            <text:p>1325783954121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54121">
            <text:p>1325783954121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54121">
            <text:p>132578395412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15">
            <text:p>50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54121">
            <text:p>132578395412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12">
            <text:p>50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64244">
            <text:p>1325783964244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64244">
            <text:p>1325783964244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64244">
            <text:p>1325783964244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64244">
            <text:p>1325783964244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64244">
            <text:p>132578396424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39">
            <text:p>50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64244">
            <text:p>132578396424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02">
            <text:p>510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74478">
            <text:p>1325783974478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74478">
            <text:p>1325783974478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74478">
            <text:p>1325783974478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74478">
            <text:p>1325783974478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74478">
            <text:p>132578397447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22">
            <text:p>502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74478">
            <text:p>132578397447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83">
            <text:p>508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84688">
            <text:p>1325783984688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84688">
            <text:p>1325783984688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84688">
            <text:p>1325783984688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84688">
            <text:p>1325783984688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84688">
            <text:p>132578398468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94">
            <text:p>519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84688">
            <text:p>132578398468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20">
            <text:p>50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95005">
            <text:p>1325783995005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95005">
            <text:p>1325783995005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95005">
            <text:p>1325783995005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95005">
            <text:p>1325783995005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95005">
            <text:p>132578399500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12">
            <text:p>50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3995005">
            <text:p>132578399500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05267">
            <text:p>1325784005267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05267">
            <text:p>1325784005267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05267">
            <text:p>1325784005267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05267">
            <text:p>1325784005267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05267">
            <text:p>132578400526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72">
            <text:p>507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05267">
            <text:p>132578400526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39">
            <text:p>503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15477">
            <text:p>1325784015477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15477">
            <text:p>1325784015477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15477">
            <text:p>1325784015477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15477">
            <text:p>1325784015477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15477">
            <text:p>132578401547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96">
            <text:p>509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15477">
            <text:p>132578401547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03">
            <text:p>500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25675">
            <text:p>1325784025675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25675">
            <text:p>1325784025675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25675">
            <text:p>1325784025675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25675">
            <text:p>1325784025675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25675">
            <text:p>132578402567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18">
            <text:p>50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25675">
            <text:p>132578402567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46">
            <text:p>504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35836">
            <text:p>1325784035836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35836">
            <text:p>1325784035836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35836">
            <text:p>1325784035836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35836">
            <text:p>1325784035836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35836">
            <text:p>132578403583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52">
            <text:p>50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35836">
            <text:p>132578403583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034">
            <text:p>503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46022">
            <text:p>1325784046022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46022">
            <text:p>1325784046022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46022">
            <text:p>1325784046022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46022">
            <text:p>1325784046022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46022">
            <text:p>132578404602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50">
            <text:p>505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46022">
            <text:p>132578404602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58">
            <text:p>505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56223">
            <text:p>1325784056223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56223">
            <text:p>1325784056223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56223">
            <text:p>1325784056223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56223">
            <text:p>1325784056223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56223">
            <text:p>132578405622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71">
            <text:p>507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56223">
            <text:p>132578405622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96">
            <text:p>509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66482">
            <text:p>1325784066482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66482">
            <text:p>1325784066482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66482">
            <text:p>1325784066482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66482">
            <text:p>1325784066482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66482">
            <text:p>132578406648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30">
            <text:p>51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66482">
            <text:p>132578406648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49">
            <text:p>514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76869">
            <text:p>1325784076869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76869">
            <text:p>1325784076869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76869">
            <text:p>1325784076869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76869">
            <text:p>1325784076869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76869">
            <text:p>132578407686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06">
            <text:p>500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76869">
            <text:p>132578407686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180">
            <text:p>518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87145">
            <text:p>1325784087145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87145">
            <text:p>1325784087145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87145">
            <text:p>1325784087145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87145">
            <text:p>1325784087145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87145">
            <text:p>132578408714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73">
            <text:p>50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87145">
            <text:p>132578408714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18">
            <text:p>51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97456">
            <text:p>1325784097456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97456">
            <text:p>1325784097456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97456">
            <text:p>1325784097456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97456">
            <text:p>1325784097456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97456">
            <text:p>132578409745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63">
            <text:p>506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097456">
            <text:p>132578409745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24">
            <text:p>502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07634">
            <text:p>1325784107634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07634">
            <text:p>1325784107634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07634">
            <text:p>1325784107634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07634">
            <text:p>1325784107634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07634">
            <text:p>132578410763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85">
            <text:p>508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07634">
            <text:p>132578410763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12">
            <text:p>51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17921">
            <text:p>1325784117921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17921">
            <text:p>1325784117921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17921">
            <text:p>1325784117921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17921">
            <text:p>1325784117921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17921">
            <text:p>132578411792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52">
            <text:p>50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17921">
            <text:p>132578411792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68">
            <text:p>506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28139">
            <text:p>1325784128139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28139">
            <text:p>1325784128139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28139">
            <text:p>1325784128139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28139">
            <text:p>1325784128139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28139">
            <text:p>132578412813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41">
            <text:p>514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28139">
            <text:p>132578412813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78">
            <text:p>507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38487">
            <text:p>1325784138487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38487">
            <text:p>1325784138487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38487">
            <text:p>1325784138487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38487">
            <text:p>1325784138487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38487">
            <text:p>132578413848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38487">
            <text:p>132578413848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74">
            <text:p>507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48721">
            <text:p>1325784148721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48721">
            <text:p>1325784148721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48721">
            <text:p>1325784148721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48721">
            <text:p>1325784148721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48721">
            <text:p>132578414872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07">
            <text:p>510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48721">
            <text:p>132578414872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09">
            <text:p>510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59033">
            <text:p>1325784159033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59033">
            <text:p>1325784159033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59033">
            <text:p>1325784159033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59033">
            <text:p>1325784159033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59033">
            <text:p>13257841590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123">
            <text:p>512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59033">
            <text:p>13257841590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30">
            <text:p>513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69376">
            <text:p>1325784169376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69376">
            <text:p>1325784169376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69376">
            <text:p>1325784169376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69376">
            <text:p>1325784169376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69376">
            <text:p>132578416937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41">
            <text:p>504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69376">
            <text:p>132578416937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119">
            <text:p>511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79641">
            <text:p>1325784179641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79641">
            <text:p>1325784179641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79641">
            <text:p>1325784179641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79641">
            <text:p>1325784179641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79641">
            <text:p>132578417964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79641">
            <text:p>132578417964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30">
            <text:p>513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89991">
            <text:p>1325784189991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89991">
            <text:p>1325784189991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89991">
            <text:p>1325784189991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89991">
            <text:p>1325784189991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89991">
            <text:p>132578418999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125">
            <text:p>51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189991">
            <text:p>132578418999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27">
            <text:p>50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00260">
            <text:p>1325784200260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00260">
            <text:p>1325784200260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00260">
            <text:p>1325784200260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00260">
            <text:p>1325784200260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52">
            <text:p>52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00260">
            <text:p>132578420026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67">
            <text:p>506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00260">
            <text:p>132578420026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106">
            <text:p>510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10579">
            <text:p>1325784210579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10579">
            <text:p>1325784210579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10579">
            <text:p>1325784210579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10579">
            <text:p>1325784210579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10579">
            <text:p>132578421057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55">
            <text:p>505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10579">
            <text:p>132578421057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80">
            <text:p>508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20825">
            <text:p>1325784220825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20825">
            <text:p>1325784220825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20825">
            <text:p>1325784220825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20825">
            <text:p>1325784220825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20825">
            <text:p>132578422082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31">
            <text:p>51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20825">
            <text:p>132578422082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54">
            <text:p>515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31205">
            <text:p>1325784231205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31205">
            <text:p>1325784231205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31205">
            <text:p>1325784231205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31205">
            <text:p>1325784231205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31205">
            <text:p>132578423120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23">
            <text:p>512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31205">
            <text:p>132578423120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18">
            <text:p>51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41544">
            <text:p>1325784241544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41544">
            <text:p>1325784241544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41544">
            <text:p>1325784241544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41544">
            <text:p>1325784241544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41544">
            <text:p>132578424154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108">
            <text:p>510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41544">
            <text:p>132578424154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47">
            <text:p>504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51798">
            <text:p>1325784251798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51798">
            <text:p>1325784251798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51798">
            <text:p>1325784251798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51798">
            <text:p>1325784251798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51798">
            <text:p>132578425179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94">
            <text:p>509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51798">
            <text:p>132578425179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88">
            <text:p>508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62074">
            <text:p>1325784262074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62074">
            <text:p>1325784262074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62074">
            <text:p>1325784262074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62074">
            <text:p>1325784262074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62074">
            <text:p>132578426207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57">
            <text:p>505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62074">
            <text:p>132578426207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07">
            <text:p>500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72234">
            <text:p>1325784272234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72234">
            <text:p>1325784272234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72234">
            <text:p>1325784272234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72234">
            <text:p>1325784272234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72234">
            <text:p>132578427223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45">
            <text:p>504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72234">
            <text:p>132578427223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63">
            <text:p>506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82440">
            <text:p>1325784282440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82440">
            <text:p>1325784282440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82440">
            <text:p>1325784282440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82440">
            <text:p>1325784282440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82440">
            <text:p>132578428244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120">
            <text:p>51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82440">
            <text:p>132578428244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06">
            <text:p>500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92658">
            <text:p>1325784292658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92658">
            <text:p>1325784292658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92658">
            <text:p>1325784292658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92658">
            <text:p>1325784292658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92658">
            <text:p>132578429265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33">
            <text:p>51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4292658">
            <text:p>132578429265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Filtr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Moyenne - time</text:p>
          </table:table-cell>
          <table:table-cell table:style-name="ce7"/>
          <table:table-cell table:style-name="ce13" office:value-type="string">
            <text:p>p</text:p>
          </table:table-cell>
          <table:table-cell table:style-name="ce21" table:number-columns-repeated="5"/>
          <table:table-cell table:style-name="ce28"/>
        </table:table-row>
        <table:table-row table:style-name="ro1">
          <table:table-cell table:style-name="ce2" office:value-type="string">
            <text:p>n</text:p>
          </table:table-cell>
          <table:table-cell table:style-name="ce8" office:value-type="string">
            <text:p>nbVoisins</text:p>
          </table:table-cell>
          <table:table-cell table:style-name="ce14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">
            <text:p>15</text:p>
          </table:table-cell>
          <table:table-cell table:style-name="ce29" office:value-type="string">
            <text:p>Total Résultat</text:p>
          </table:table-cell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9" office:value-type="string">
            <text:p>3.0</text:p>
          </table:table-cell>
          <table:table-cell table:style-name="ce15" office:value-type="float" office:value="9.4">
            <text:p>9,4</text:p>
          </table:table-cell>
          <table:table-cell table:style-name="ce18" office:value-type="float" office:value="48.42">
            <text:p>48,42</text:p>
          </table:table-cell>
          <table:table-cell table:style-name="ce18" office:value-type="float" office:value="22.16">
            <text:p>22,16</text:p>
          </table:table-cell>
          <table:table-cell table:style-name="ce18" office:value-type="float" office:value="109.18">
            <text:p>109,18</text:p>
          </table:table-cell>
          <table:table-cell table:style-name="ce18" office:value-type="float" office:value="1193.22">
            <text:p>1193,22</text:p>
          </table:table-cell>
          <table:table-cell table:style-name="ce24" office:value-type="float" office:value="1073.26">
            <text:p>1073,26</text:p>
          </table:table-cell>
          <table:table-cell table:style-name="ce30" office:value-type="float" office:value="409.273333333333">
            <text:p>409,2733333333</text:p>
          </table:table-cell>
        </table:table-row>
        <table:table-row table:style-name="ro1">
          <table:table-cell table:style-name="ce4"/>
          <table:table-cell table:style-name="ce10" office:value-type="string">
            <text:p>5.0</text:p>
          </table:table-cell>
          <table:table-cell table:style-name="ce16" office:value-type="float" office:value="100.28">
            <text:p>100,28</text:p>
          </table:table-cell>
          <table:table-cell table:style-name="Pilote_20_de_20_données_20_-_20_Valeur" office:value-type="float" office:value="7.46">
            <text:p>7,46</text:p>
          </table:table-cell>
          <table:table-cell table:style-name="Pilote_20_de_20_données_20_-_20_Valeur" office:value-type="float" office:value="3.38">
            <text:p>3,38</text:p>
          </table:table-cell>
          <table:table-cell table:style-name="Pilote_20_de_20_données_20_-_20_Valeur" office:value-type="float" office:value="30.38">
            <text:p>30,38</text:p>
          </table:table-cell>
          <table:table-cell table:style-name="Pilote_20_de_20_données_20_-_20_Valeur" office:value-type="float" office:value="1750.12">
            <text:p>1750,12</text:p>
          </table:table-cell>
          <table:table-cell table:style-name="ce25" office:value-type="float" office:value="1721.58">
            <text:p>1721,58</text:p>
          </table:table-cell>
          <table:table-cell table:style-name="ce31" office:value-type="float" office:value="602.2">
            <text:p>602,2</text:p>
          </table:table-cell>
        </table:table-row>
        <table:table-row table:style-name="ro1">
          <table:table-cell table:style-name="ce5"/>
          <table:table-cell table:style-name="ce11" office:value-type="string">
            <text:p>7.0</text:p>
          </table:table-cell>
          <table:table-cell table:style-name="ce17" office:value-type="float" office:value="0.28">
            <text:p>0,28</text:p>
          </table:table-cell>
          <table:table-cell table:style-name="ce19" office:value-type="float" office:value="5.06">
            <text:p>5,06</text:p>
          </table:table-cell>
          <table:table-cell table:style-name="ce19" office:value-type="float" office:value="2.02">
            <text:p>2,02</text:p>
          </table:table-cell>
          <table:table-cell table:style-name="ce19" office:value-type="float" office:value="12.8">
            <text:p>12,8</text:p>
          </table:table-cell>
          <table:table-cell table:style-name="ce19" office:value-type="float" office:value="1894.64">
            <text:p>1894,64</text:p>
          </table:table-cell>
          <table:table-cell table:style-name="ce26" office:value-type="float" office:value="1756.12">
            <text:p>1756,12</text:p>
          </table:table-cell>
          <table:table-cell table:style-name="ce32" office:value-type="float" office:value="611.82">
            <text:p>611,82</text:p>
          </table:table-cell>
        </table:table-row>
        <table:table-row table:style-name="ro1">
          <table:table-cell table:style-name="ce3" office:value-type="float" office:value="200">
            <text:p>200</text:p>
          </table:table-cell>
          <table:table-cell table:style-name="ce9" office:value-type="string">
            <text:p>3.0</text:p>
          </table:table-cell>
          <table:table-cell table:style-name="ce18" office:value-type="float" office:value="4.72">
            <text:p>4,72</text:p>
          </table:table-cell>
          <table:table-cell table:style-name="ce18" office:value-type="float" office:value="116.84">
            <text:p>116,84</text:p>
          </table:table-cell>
          <table:table-cell table:style-name="ce18" office:value-type="float" office:value="42">
            <text:p>42</text:p>
          </table:table-cell>
          <table:table-cell table:style-name="ce18" office:value-type="float" office:value="132.06">
            <text:p>132,06</text:p>
          </table:table-cell>
          <table:table-cell table:style-name="ce18" office:value-type="float" office:value="5141.62">
            <text:p>5141,62</text:p>
          </table:table-cell>
          <table:table-cell table:style-name="ce18" office:value-type="float" office:value="5117.76">
            <text:p>5117,76</text:p>
          </table:table-cell>
          <table:table-cell table:style-name="ce30" office:value-type="float" office:value="1759.16666666667">
            <text:p>1759,1666666667</text:p>
          </table:table-cell>
        </table:table-row>
        <table:table-row table:style-name="ro1">
          <table:table-cell table:style-name="ce4"/>
          <table:table-cell table:style-name="ce10" office:value-type="string">
            <text:p>5.0</text:p>
          </table:table-cell>
          <table:table-cell table:style-name="Pilote_20_de_20_données_20_-_20_Valeur" office:value-type="float" office:value="110.26">
            <text:p>110,26</text:p>
          </table:table-cell>
          <table:table-cell table:style-name="Pilote_20_de_20_données_20_-_20_Valeur" office:value-type="float" office:value="105.82">
            <text:p>105,82</text:p>
          </table:table-cell>
          <table:table-cell table:style-name="Pilote_20_de_20_données_20_-_20_Valeur" office:value-type="float" office:value="33.14">
            <text:p>33,14</text:p>
          </table:table-cell>
          <table:table-cell table:style-name="Pilote_20_de_20_données_20_-_20_Valeur" office:value-type="float" office:value="148.5">
            <text:p>148,5</text:p>
          </table:table-cell>
          <table:table-cell table:style-name="Pilote_20_de_20_données_20_-_20_Valeur" office:value-type="float" office:value="5078.06">
            <text:p>5078,06</text:p>
          </table:table-cell>
          <table:table-cell table:style-name="Pilote_20_de_20_données_20_-_20_Valeur" office:value-type="float" office:value="5071.12">
            <text:p>5071,12</text:p>
          </table:table-cell>
          <table:table-cell table:style-name="ce31" office:value-type="float" office:value="1757.81666666667">
            <text:p>1757,8166666667</text:p>
          </table:table-cell>
        </table:table-row>
        <table:table-row table:style-name="ro1">
          <table:table-cell table:style-name="ce5"/>
          <table:table-cell table:style-name="ce11" office:value-type="string">
            <text:p>7.0</text:p>
          </table:table-cell>
          <table:table-cell table:style-name="ce19" office:value-type="float" office:value="1.24">
            <text:p>1,24</text:p>
          </table:table-cell>
          <table:table-cell table:style-name="ce19" office:value-type="float" office:value="25.56">
            <text:p>25,56</text:p>
          </table:table-cell>
          <table:table-cell table:style-name="ce19" office:value-type="float" office:value="29.88">
            <text:p>29,88</text:p>
          </table:table-cell>
          <table:table-cell table:style-name="ce19" office:value-type="float" office:value="151.42">
            <text:p>151,42</text:p>
          </table:table-cell>
          <table:table-cell table:style-name="ce19" office:value-type="float" office:value="5071.68">
            <text:p>5071,68</text:p>
          </table:table-cell>
          <table:table-cell table:style-name="ce19" office:value-type="float" office:value="5073.28">
            <text:p>5073,28</text:p>
          </table:table-cell>
          <table:table-cell table:style-name="ce32" office:value-type="float" office:value="1725.51">
            <text:p>1725,51</text:p>
          </table:table-cell>
        </table:table-row>
        <table:table-row table:style-name="ro1">
          <table:table-cell table:style-name="ce6" office:value-type="string">
            <text:p>Total Résultat</text:p>
          </table:table-cell>
          <table:table-cell table:style-name="ce12"/>
          <table:table-cell table:style-name="ce20" office:value-type="float" office:value="37.6966666666667">
            <text:p>37,6966666667</text:p>
          </table:table-cell>
          <table:table-cell table:style-name="ce23" office:value-type="float" office:value="51.5266666666667">
            <text:p>51,5266666667</text:p>
          </table:table-cell>
          <table:table-cell table:style-name="ce23" office:value-type="float" office:value="22.0966666666667">
            <text:p>22,0966666667</text:p>
          </table:table-cell>
          <table:table-cell table:style-name="ce23" office:value-type="float" office:value="97.39">
            <text:p>97,39</text:p>
          </table:table-cell>
          <table:table-cell table:style-name="ce23" office:value-type="float" office:value="3354.89">
            <text:p>3354,89</text:p>
          </table:table-cell>
          <table:table-cell table:style-name="ce27" office:value-type="float" office:value="3302.18666666667">
            <text:p>3302,1866666667</text:p>
          </table:table-cell>
          <table:table-cell table:style-name="ce33" office:value-type="float" office:value="1144.29777777778">
            <text:p>1144,2977777778</text:p>
          </table:table-cell>
        </table:table-row>
      </table:table>
      <table:data-pilot-tables>
        <table:data-pilot-table table:name="DataPilot1" table:application-data="" table:target-range-address="Feuille1.A1803:Feuille1.I1813" table:buttons="Feuille1.A1803 Feuille1.A1806 Feuille1.B1806 Feuille1.C1805">
          <table:source-cell-range table:cell-range-address="Feuille1.A1:Feuille1.I1801"/>
          <table:data-pilot-field table:source-field-name="p" table:orientation="column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" table:orientation="row" table:used-hierarchy="0" table:function="auto">
            <table:data-pilot-level table:show-empty="false">
              <table:data-pilot-members>
                <table:data-pilot-member table:name="100" table:display="true" table:show-details="true"/>
                <table:data-pilot-member table:name="2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Voisins" table:orientation="row" table:used-hierarchy="0" table:function="auto">
            <table:data-pilot-level table:show-empty="false">
              <table:data-pilot-members>
                <table:data-pilot-member table:name="3.0" table:display="true" table:show-details="true"/>
                <table:data-pilot-member table:name="5.0" table:display="true" table:show-details="true"/>
                <table:data-pilot-member table:name="7.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6" table:display="true" table:show-details="true"/>
                <table:data-pilot-member table:name="81" table:display="true" table:show-details="true"/>
                <table:data-pilot-member table:name="86" table:display="true" table:show-details="true"/>
                <table:data-pilot-member table:name="99" table:display="true" table:show-details="true"/>
                <table:data-pilot-member table:name="107" table:display="true" table:show-details="true"/>
                <table:data-pilot-member table:name="109" table:display="true" table:show-details="true"/>
                <table:data-pilot-member table:name="111" table:display="true" table:show-details="true"/>
                <table:data-pilot-member table:name="113" table:display="true" table:show-details="true"/>
                <table:data-pilot-member table:name="135" table:display="true" table:show-details="true"/>
                <table:data-pilot-member table:name="155" table:display="true" table:show-details="true"/>
                <table:data-pilot-member table:name="167" table:display="true" table:show-details="true"/>
                <table:data-pilot-member table:name="177" table:display="true" table:show-details="true"/>
                <table:data-pilot-member table:name="204" table:display="true" table:show-details="true"/>
                <table:data-pilot-member table:name="412" table:display="true" table:show-details="true"/>
                <table:data-pilot-member table:name="436" table:display="true" table:show-details="true"/>
                <table:data-pilot-member table:name="487" table:display="true" table:show-details="true"/>
                <table:data-pilot-member table:name="500" table:display="true" table:show-details="true"/>
                <table:data-pilot-member table:name="530" table:display="true" table:show-details="true"/>
                <table:data-pilot-member table:name="541" table:display="true" table:show-details="true"/>
                <table:data-pilot-member table:name="545" table:display="true" table:show-details="true"/>
                <table:data-pilot-member table:name="565" table:display="true" table:show-details="true"/>
                <table:data-pilot-member table:name="567" table:display="true" table:show-details="true"/>
                <table:data-pilot-member table:name="576" table:display="true" table:show-details="true"/>
                <table:data-pilot-member table:name="585" table:display="true" table:show-details="true"/>
                <table:data-pilot-member table:name="591" table:display="true" table:show-details="true"/>
                <table:data-pilot-member table:name="599" table:display="true" table:show-details="true"/>
                <table:data-pilot-member table:name="611" table:display="true" table:show-details="true"/>
                <table:data-pilot-member table:name="630" table:display="true" table:show-details="true"/>
                <table:data-pilot-member table:name="633" table:display="true" table:show-details="true"/>
                <table:data-pilot-member table:name="639" table:display="true" table:show-details="true"/>
                <table:data-pilot-member table:name="640" table:display="true" table:show-details="true"/>
                <table:data-pilot-member table:name="641" table:display="true" table:show-details="true"/>
                <table:data-pilot-member table:name="649" table:display="true" table:show-details="true"/>
                <table:data-pilot-member table:name="651" table:display="true" table:show-details="true"/>
                <table:data-pilot-member table:name="652" table:display="true" table:show-details="true"/>
                <table:data-pilot-member table:name="656" table:display="true" table:show-details="true"/>
                <table:data-pilot-member table:name="658" table:display="true" table:show-details="true"/>
                <table:data-pilot-member table:name="684" table:display="true" table:show-details="true"/>
                <table:data-pilot-member table:name="694" table:display="true" table:show-details="true"/>
                <table:data-pilot-member table:name="696" table:display="true" table:show-details="true"/>
                <table:data-pilot-member table:name="702" table:display="true" table:show-details="true"/>
                <table:data-pilot-member table:name="705" table:display="true" table:show-details="true"/>
                <table:data-pilot-member table:name="709" table:display="true" table:show-details="true"/>
                <table:data-pilot-member table:name="717" table:display="true" table:show-details="true"/>
                <table:data-pilot-member table:name="718" table:display="true" table:show-details="true"/>
                <table:data-pilot-member table:name="724" table:display="true" table:show-details="true"/>
                <table:data-pilot-member table:name="733" table:display="true" table:show-details="true"/>
                <table:data-pilot-member table:name="741" table:display="true" table:show-details="true"/>
                <table:data-pilot-member table:name="742" table:display="true" table:show-details="true"/>
                <table:data-pilot-member table:name="746" table:display="true" table:show-details="true"/>
                <table:data-pilot-member table:name="761" table:display="true" table:show-details="true"/>
                <table:data-pilot-member table:name="762" table:display="true" table:show-details="true"/>
                <table:data-pilot-member table:name="766" table:display="true" table:show-details="true"/>
                <table:data-pilot-member table:name="770" table:display="true" table:show-details="true"/>
                <table:data-pilot-member table:name="776" table:display="true" table:show-details="true"/>
                <table:data-pilot-member table:name="778" table:display="true" table:show-details="true"/>
                <table:data-pilot-member table:name="785" table:display="true" table:show-details="true"/>
                <table:data-pilot-member table:name="794" table:display="true" table:show-details="true"/>
                <table:data-pilot-member table:name="802" table:display="true" table:show-details="true"/>
                <table:data-pilot-member table:name="803" table:display="true" table:show-details="true"/>
                <table:data-pilot-member table:name="813" table:display="true" table:show-details="true"/>
                <table:data-pilot-member table:name="818" table:display="true" table:show-details="true"/>
                <table:data-pilot-member table:name="820" table:display="true" table:show-details="true"/>
                <table:data-pilot-member table:name="825" table:display="true" table:show-details="true"/>
                <table:data-pilot-member table:name="846" table:display="true" table:show-details="true"/>
                <table:data-pilot-member table:name="854" table:display="true" table:show-details="true"/>
                <table:data-pilot-member table:name="856" table:display="true" table:show-details="true"/>
                <table:data-pilot-member table:name="858" table:display="true" table:show-details="true"/>
                <table:data-pilot-member table:name="861" table:display="true" table:show-details="true"/>
                <table:data-pilot-member table:name="872" table:display="true" table:show-details="true"/>
                <table:data-pilot-member table:name="876" table:display="true" table:show-details="true"/>
                <table:data-pilot-member table:name="884" table:display="true" table:show-details="true"/>
                <table:data-pilot-member table:name="909" table:display="true" table:show-details="true"/>
                <table:data-pilot-member table:name="912" table:display="true" table:show-details="true"/>
                <table:data-pilot-member table:name="944" table:display="true" table:show-details="true"/>
                <table:data-pilot-member table:name="948" table:display="true" table:show-details="true"/>
                <table:data-pilot-member table:name="963" table:display="true" table:show-details="true"/>
                <table:data-pilot-member table:name="980" table:display="true" table:show-details="true"/>
                <table:data-pilot-member table:name="984" table:display="true" table:show-details="true"/>
                <table:data-pilot-member table:name="991" table:display="true" table:show-details="true"/>
                <table:data-pilot-member table:name="1027" table:display="true" table:show-details="true"/>
                <table:data-pilot-member table:name="1042" table:display="true" table:show-details="true"/>
                <table:data-pilot-member table:name="1056" table:display="true" table:show-details="true"/>
                <table:data-pilot-member table:name="1065" table:display="true" table:show-details="true"/>
                <table:data-pilot-member table:name="1079" table:display="true" table:show-details="true"/>
                <table:data-pilot-member table:name="1122" table:display="true" table:show-details="true"/>
                <table:data-pilot-member table:name="1128" table:display="true" table:show-details="true"/>
                <table:data-pilot-member table:name="1144" table:display="true" table:show-details="true"/>
                <table:data-pilot-member table:name="1145" table:display="true" table:show-details="true"/>
                <table:data-pilot-member table:name="1146" table:display="true" table:show-details="true"/>
                <table:data-pilot-member table:name="1147" table:display="true" table:show-details="true"/>
                <table:data-pilot-member table:name="1148" table:display="true" table:show-details="true"/>
                <table:data-pilot-member table:name="1153" table:display="true" table:show-details="true"/>
                <table:data-pilot-member table:name="1172" table:display="true" table:show-details="true"/>
                <table:data-pilot-member table:name="1176" table:display="true" table:show-details="true"/>
                <table:data-pilot-member table:name="1181" table:display="true" table:show-details="true"/>
                <table:data-pilot-member table:name="1187" table:display="true" table:show-details="true"/>
                <table:data-pilot-member table:name="1188" table:display="true" table:show-details="true"/>
                <table:data-pilot-member table:name="1192" table:display="true" table:show-details="true"/>
                <table:data-pilot-member table:name="1195" table:display="true" table:show-details="true"/>
                <table:data-pilot-member table:name="1196" table:display="true" table:show-details="true"/>
                <table:data-pilot-member table:name="1198" table:display="true" table:show-details="true"/>
                <table:data-pilot-member table:name="1206" table:display="true" table:show-details="true"/>
                <table:data-pilot-member table:name="1207" table:display="true" table:show-details="true"/>
                <table:data-pilot-member table:name="1217" table:display="true" table:show-details="true"/>
                <table:data-pilot-member table:name="1219" table:display="true" table:show-details="true"/>
                <table:data-pilot-member table:name="1235" table:display="true" table:show-details="true"/>
                <table:data-pilot-member table:name="1245" table:display="true" table:show-details="true"/>
                <table:data-pilot-member table:name="1249" table:display="true" table:show-details="true"/>
                <table:data-pilot-member table:name="1250" table:display="true" table:show-details="true"/>
                <table:data-pilot-member table:name="1253" table:display="true" table:show-details="true"/>
                <table:data-pilot-member table:name="1269" table:display="true" table:show-details="true"/>
                <table:data-pilot-member table:name="1272" table:display="true" table:show-details="true"/>
                <table:data-pilot-member table:name="1277" table:display="true" table:show-details="true"/>
                <table:data-pilot-member table:name="1280" table:display="true" table:show-details="true"/>
                <table:data-pilot-member table:name="1284" table:display="true" table:show-details="true"/>
                <table:data-pilot-member table:name="1286" table:display="true" table:show-details="true"/>
                <table:data-pilot-member table:name="1294" table:display="true" table:show-details="true"/>
                <table:data-pilot-member table:name="1297" table:display="true" table:show-details="true"/>
                <table:data-pilot-member table:name="1301" table:display="true" table:show-details="true"/>
                <table:data-pilot-member table:name="1302" table:display="true" table:show-details="true"/>
                <table:data-pilot-member table:name="1304" table:display="true" table:show-details="true"/>
                <table:data-pilot-member table:name="1305" table:display="true" table:show-details="true"/>
                <table:data-pilot-member table:name="1310" table:display="true" table:show-details="true"/>
                <table:data-pilot-member table:name="1317" table:display="true" table:show-details="true"/>
                <table:data-pilot-member table:name="1320" table:display="true" table:show-details="true"/>
                <table:data-pilot-member table:name="1321" table:display="true" table:show-details="true"/>
                <table:data-pilot-member table:name="1322" table:display="true" table:show-details="true"/>
                <table:data-pilot-member table:name="1323" table:display="true" table:show-details="true"/>
                <table:data-pilot-member table:name="1324" table:display="true" table:show-details="true"/>
                <table:data-pilot-member table:name="1325" table:display="true" table:show-details="true"/>
                <table:data-pilot-member table:name="1328" table:display="true" table:show-details="true"/>
                <table:data-pilot-member table:name="1333" table:display="true" table:show-details="true"/>
                <table:data-pilot-member table:name="1334" table:display="true" table:show-details="true"/>
                <table:data-pilot-member table:name="1339" table:display="true" table:show-details="true"/>
                <table:data-pilot-member table:name="1348" table:display="true" table:show-details="true"/>
                <table:data-pilot-member table:name="1353" table:display="true" table:show-details="true"/>
                <table:data-pilot-member table:name="1356" table:display="true" table:show-details="true"/>
                <table:data-pilot-member table:name="1366" table:display="true" table:show-details="true"/>
                <table:data-pilot-member table:name="1377" table:display="true" table:show-details="true"/>
                <table:data-pilot-member table:name="1382" table:display="true" table:show-details="true"/>
                <table:data-pilot-member table:name="1402" table:display="true" table:show-details="true"/>
                <table:data-pilot-member table:name="1405" table:display="true" table:show-details="true"/>
                <table:data-pilot-member table:name="1420" table:display="true" table:show-details="true"/>
                <table:data-pilot-member table:name="1421" table:display="true" table:show-details="true"/>
                <table:data-pilot-member table:name="1449" table:display="true" table:show-details="true"/>
                <table:data-pilot-member table:name="1453" table:display="true" table:show-details="true"/>
                <table:data-pilot-member table:name="1455" table:display="true" table:show-details="true"/>
                <table:data-pilot-member table:name="1458" table:display="true" table:show-details="true"/>
                <table:data-pilot-member table:name="1462" table:display="true" table:show-details="true"/>
                <table:data-pilot-member table:name="1464" table:display="true" table:show-details="true"/>
                <table:data-pilot-member table:name="1469" table:display="true" table:show-details="true"/>
                <table:data-pilot-member table:name="1476" table:display="true" table:show-details="true"/>
                <table:data-pilot-member table:name="1480" table:display="true" table:show-details="true"/>
                <table:data-pilot-member table:name="1483" table:display="true" table:show-details="true"/>
                <table:data-pilot-member table:name="1488" table:display="true" table:show-details="true"/>
                <table:data-pilot-member table:name="1489" table:display="true" table:show-details="true"/>
                <table:data-pilot-member table:name="1494" table:display="true" table:show-details="true"/>
                <table:data-pilot-member table:name="1496" table:display="true" table:show-details="true"/>
                <table:data-pilot-member table:name="1506" table:display="true" table:show-details="true"/>
                <table:data-pilot-member table:name="1510" table:display="true" table:show-details="true"/>
                <table:data-pilot-member table:name="1511" table:display="true" table:show-details="true"/>
                <table:data-pilot-member table:name="1514" table:display="true" table:show-details="true"/>
                <table:data-pilot-member table:name="1515" table:display="true" table:show-details="true"/>
                <table:data-pilot-member table:name="1518" table:display="true" table:show-details="true"/>
                <table:data-pilot-member table:name="1519" table:display="true" table:show-details="true"/>
                <table:data-pilot-member table:name="1521" table:display="true" table:show-details="true"/>
                <table:data-pilot-member table:name="1523" table:display="true" table:show-details="true"/>
                <table:data-pilot-member table:name="1528" table:display="true" table:show-details="true"/>
                <table:data-pilot-member table:name="1531" table:display="true" table:show-details="true"/>
                <table:data-pilot-member table:name="1533" table:display="true" table:show-details="true"/>
                <table:data-pilot-member table:name="1534" table:display="true" table:show-details="true"/>
                <table:data-pilot-member table:name="1535" table:display="true" table:show-details="true"/>
                <table:data-pilot-member table:name="1538" table:display="true" table:show-details="true"/>
                <table:data-pilot-member table:name="1539" table:display="true" table:show-details="true"/>
                <table:data-pilot-member table:name="1542" table:display="true" table:show-details="true"/>
                <table:data-pilot-member table:name="1543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566" table:display="true" table:show-details="true"/>
                <table:data-pilot-member table:name="1577" table:display="true" table:show-details="true"/>
                <table:data-pilot-member table:name="1587" table:display="true" table:show-details="true"/>
                <table:data-pilot-member table:name="1588" table:display="true" table:show-details="true"/>
                <table:data-pilot-member table:name="1590" table:display="true" table:show-details="true"/>
                <table:data-pilot-member table:name="1591" table:display="true" table:show-details="true"/>
                <table:data-pilot-member table:name="1594" table:display="true" table:show-details="true"/>
                <table:data-pilot-member table:name="1598" table:display="true" table:show-details="true"/>
                <table:data-pilot-member table:name="1599" table:display="true" table:show-details="true"/>
                <table:data-pilot-member table:name="1600" table:display="true" table:show-details="true"/>
                <table:data-pilot-member table:name="1602" table:display="true" table:show-details="true"/>
                <table:data-pilot-member table:name="1603" table:display="true" table:show-details="true"/>
                <table:data-pilot-member table:name="1607" table:display="true" table:show-details="true"/>
                <table:data-pilot-member table:name="1611" table:display="true" table:show-details="true"/>
                <table:data-pilot-member table:name="1614" table:display="true" table:show-details="true"/>
                <table:data-pilot-member table:name="1616" table:display="true" table:show-details="true"/>
                <table:data-pilot-member table:name="1618" table:display="true" table:show-details="true"/>
                <table:data-pilot-member table:name="1619" table:display="true" table:show-details="true"/>
                <table:data-pilot-member table:name="1621" table:display="true" table:show-details="true"/>
                <table:data-pilot-member table:name="1624" table:display="true" table:show-details="true"/>
                <table:data-pilot-member table:name="1626" table:display="true" table:show-details="true"/>
                <table:data-pilot-member table:name="1635" table:display="true" table:show-details="true"/>
                <table:data-pilot-member table:name="1639" table:display="true" table:show-details="true"/>
                <table:data-pilot-member table:name="1643" table:display="true" table:show-details="true"/>
                <table:data-pilot-member table:name="1645" table:display="true" table:show-details="true"/>
                <table:data-pilot-member table:name="1646" table:display="true" table:show-details="true"/>
                <table:data-pilot-member table:name="1659" table:display="true" table:show-details="true"/>
                <table:data-pilot-member table:name="1660" table:display="true" table:show-details="true"/>
                <table:data-pilot-member table:name="1662" table:display="true" table:show-details="true"/>
                <table:data-pilot-member table:name="1674" table:display="true" table:show-details="true"/>
                <table:data-pilot-member table:name="1676" table:display="true" table:show-details="true"/>
                <table:data-pilot-member table:name="1679" table:display="true" table:show-details="true"/>
                <table:data-pilot-member table:name="1693" table:display="true" table:show-details="true"/>
                <table:data-pilot-member table:name="1699" table:display="true" table:show-details="true"/>
                <table:data-pilot-member table:name="1702" table:display="true" table:show-details="true"/>
                <table:data-pilot-member table:name="1705" table:display="true" table:show-details="true"/>
                <table:data-pilot-member table:name="1722" table:display="true" table:show-details="true"/>
                <table:data-pilot-member table:name="1724" table:display="true" table:show-details="true"/>
                <table:data-pilot-member table:name="1725" table:display="true" table:show-details="true"/>
                <table:data-pilot-member table:name="1727" table:display="true" table:show-details="true"/>
                <table:data-pilot-member table:name="1729" table:display="true" table:show-details="true"/>
                <table:data-pilot-member table:name="1735" table:display="true" table:show-details="true"/>
                <table:data-pilot-member table:name="1748" table:display="true" table:show-details="true"/>
                <table:data-pilot-member table:name="1750" table:display="true" table:show-details="true"/>
                <table:data-pilot-member table:name="1757" table:display="true" table:show-details="true"/>
                <table:data-pilot-member table:name="1763" table:display="true" table:show-details="true"/>
                <table:data-pilot-member table:name="1777" table:display="true" table:show-details="true"/>
                <table:data-pilot-member table:name="1778" table:display="true" table:show-details="true"/>
                <table:data-pilot-member table:name="1781" table:display="true" table:show-details="true"/>
                <table:data-pilot-member table:name="1795" table:display="true" table:show-details="true"/>
                <table:data-pilot-member table:name="1796" table:display="true" table:show-details="true"/>
                <table:data-pilot-member table:name="1801" table:display="true" table:show-details="true"/>
                <table:data-pilot-member table:name="1804" table:display="true" table:show-details="true"/>
                <table:data-pilot-member table:name="1810" table:display="true" table:show-details="true"/>
                <table:data-pilot-member table:name="1814" table:display="true" table:show-details="true"/>
                <table:data-pilot-member table:name="1815" table:display="true" table:show-details="true"/>
                <table:data-pilot-member table:name="1817" table:display="true" table:show-details="true"/>
                <table:data-pilot-member table:name="1827" table:display="true" table:show-details="true"/>
                <table:data-pilot-member table:name="1832" table:display="true" table:show-details="true"/>
                <table:data-pilot-member table:name="1839" table:display="true" table:show-details="true"/>
                <table:data-pilot-member table:name="1843" table:display="true" table:show-details="true"/>
                <table:data-pilot-member table:name="1869" table:display="true" table:show-details="true"/>
                <table:data-pilot-member table:name="1873" table:display="true" table:show-details="true"/>
                <table:data-pilot-member table:name="1887" table:display="true" table:show-details="true"/>
                <table:data-pilot-member table:name="1902" table:display="true" table:show-details="true"/>
                <table:data-pilot-member table:name="1913" table:display="true" table:show-details="true"/>
                <table:data-pilot-member table:name="1914" table:display="true" table:show-details="true"/>
                <table:data-pilot-member table:name="1930" table:display="true" table:show-details="true"/>
                <table:data-pilot-member table:name="1946" table:display="true" table:show-details="true"/>
                <table:data-pilot-member table:name="1955" table:display="true" table:show-details="true"/>
                <table:data-pilot-member table:name="1957" table:display="true" table:show-details="true"/>
                <table:data-pilot-member table:name="1979" table:display="true" table:show-details="true"/>
                <table:data-pilot-member table:name="1982" table:display="true" table:show-details="true"/>
                <table:data-pilot-member table:name="1985" table:display="true" table:show-details="true"/>
                <table:data-pilot-member table:name="1987" table:display="true" table:show-details="true"/>
                <table:data-pilot-member table:name="2003" table:display="true" table:show-details="true"/>
                <table:data-pilot-member table:name="2005" table:display="true" table:show-details="true"/>
                <table:data-pilot-member table:name="2023" table:display="true" table:show-details="true"/>
                <table:data-pilot-member table:name="2027" table:display="true" table:show-details="true"/>
                <table:data-pilot-member table:name="2034" table:display="true" table:show-details="true"/>
                <table:data-pilot-member table:name="2044" table:display="true" table:show-details="true"/>
                <table:data-pilot-member table:name="2048" table:display="true" table:show-details="true"/>
                <table:data-pilot-member table:name="2061" table:display="true" table:show-details="true"/>
                <table:data-pilot-member table:name="2081" table:display="true" table:show-details="true"/>
                <table:data-pilot-member table:name="2088" table:display="true" table:show-details="true"/>
                <table:data-pilot-member table:name="2108" table:display="true" table:show-details="true"/>
                <table:data-pilot-member table:name="2109" table:display="true" table:show-details="true"/>
                <table:data-pilot-member table:name="2122" table:display="true" table:show-details="true"/>
                <table:data-pilot-member table:name="2159" table:display="true" table:show-details="true"/>
                <table:data-pilot-member table:name="2196" table:display="true" table:show-details="true"/>
                <table:data-pilot-member table:name="2218" table:display="true" table:show-details="true"/>
                <table:data-pilot-member table:name="2224" table:display="true" table:show-details="true"/>
                <table:data-pilot-member table:name="2254" table:display="true" table:show-details="true"/>
                <table:data-pilot-member table:name="2265" table:display="true" table:show-details="true"/>
                <table:data-pilot-member table:name="2276" table:display="true" table:show-details="true"/>
                <table:data-pilot-member table:name="2355" table:display="true" table:show-details="true"/>
                <table:data-pilot-member table:name="2390" table:display="true" table:show-details="true"/>
                <table:data-pilot-member table:name="2434" table:display="true" table:show-details="true"/>
                <table:data-pilot-member table:name="2539" table:display="true" table:show-details="true"/>
                <table:data-pilot-member table:name="2569" table:display="true" table:show-details="true"/>
                <table:data-pilot-member table:name="2606" table:display="true" table:show-details="true"/>
                <table:data-pilot-member table:name="2861" table:display="true" table:show-details="true"/>
                <table:data-pilot-member table:name="2930" table:display="true" table:show-details="true"/>
                <table:data-pilot-member table:name="2990" table:display="true" table:show-details="true"/>
                <table:data-pilot-member table:name="2996" table:display="true" table:show-details="true"/>
                <table:data-pilot-member table:name="3036" table:display="true" table:show-details="true"/>
                <table:data-pilot-member table:name="3090" table:display="true" table:show-details="true"/>
                <table:data-pilot-member table:name="3245" table:display="true" table:show-details="true"/>
                <table:data-pilot-member table:name="3296" table:display="true" table:show-details="true"/>
                <table:data-pilot-member table:name="3557" table:display="true" table:show-details="true"/>
                <table:data-pilot-member table:name="4025" table:display="true" table:show-details="true"/>
                <table:data-pilot-member table:name="4258" table:display="true" table:show-details="true"/>
                <table:data-pilot-member table:name="4336" table:display="true" table:show-details="true"/>
                <table:data-pilot-member table:name="4511" table:display="true" table:show-details="true"/>
                <table:data-pilot-member table:name="4554" table:display="true" table:show-details="true"/>
                <table:data-pilot-member table:name="4617" table:display="true" table:show-details="true"/>
                <table:data-pilot-member table:name="4725" table:display="true" table:show-details="true"/>
                <table:data-pilot-member table:name="4765" table:display="true" table:show-details="true"/>
                <table:data-pilot-member table:name="4902" table:display="true" table:show-details="true"/>
                <table:data-pilot-member table:name="5000" table:display="true" table:show-details="true"/>
                <table:data-pilot-member table:name="5001" table:display="true" table:show-details="true"/>
                <table:data-pilot-member table:name="5002" table:display="true" table:show-details="true"/>
                <table:data-pilot-member table:name="5003" table:display="true" table:show-details="true"/>
                <table:data-pilot-member table:name="5004" table:display="true" table:show-details="true"/>
                <table:data-pilot-member table:name="5005" table:display="true" table:show-details="true"/>
                <table:data-pilot-member table:name="5006" table:display="true" table:show-details="true"/>
                <table:data-pilot-member table:name="5007" table:display="true" table:show-details="true"/>
                <table:data-pilot-member table:name="5008" table:display="true" table:show-details="true"/>
                <table:data-pilot-member table:name="5009" table:display="true" table:show-details="true"/>
                <table:data-pilot-member table:name="5010" table:display="true" table:show-details="true"/>
                <table:data-pilot-member table:name="5011" table:display="true" table:show-details="true"/>
                <table:data-pilot-member table:name="5012" table:display="true" table:show-details="true"/>
                <table:data-pilot-member table:name="5013" table:display="true" table:show-details="true"/>
                <table:data-pilot-member table:name="5014" table:display="true" table:show-details="true"/>
                <table:data-pilot-member table:name="5015" table:display="true" table:show-details="true"/>
                <table:data-pilot-member table:name="5016" table:display="true" table:show-details="true"/>
                <table:data-pilot-member table:name="5017" table:display="true" table:show-details="true"/>
                <table:data-pilot-member table:name="5018" table:display="true" table:show-details="true"/>
                <table:data-pilot-member table:name="5019" table:display="true" table:show-details="true"/>
                <table:data-pilot-member table:name="5020" table:display="true" table:show-details="true"/>
                <table:data-pilot-member table:name="5021" table:display="true" table:show-details="true"/>
                <table:data-pilot-member table:name="5022" table:display="true" table:show-details="true"/>
                <table:data-pilot-member table:name="5023" table:display="true" table:show-details="true"/>
                <table:data-pilot-member table:name="5024" table:display="true" table:show-details="true"/>
                <table:data-pilot-member table:name="5025" table:display="true" table:show-details="true"/>
                <table:data-pilot-member table:name="5026" table:display="true" table:show-details="true"/>
                <table:data-pilot-member table:name="5027" table:display="true" table:show-details="true"/>
                <table:data-pilot-member table:name="5029" table:display="true" table:show-details="true"/>
                <table:data-pilot-member table:name="5030" table:display="true" table:show-details="true"/>
                <table:data-pilot-member table:name="5031" table:display="true" table:show-details="true"/>
                <table:data-pilot-member table:name="5032" table:display="true" table:show-details="true"/>
                <table:data-pilot-member table:name="5033" table:display="true" table:show-details="true"/>
                <table:data-pilot-member table:name="5034" table:display="true" table:show-details="true"/>
                <table:data-pilot-member table:name="5035" table:display="true" table:show-details="true"/>
                <table:data-pilot-member table:name="5036" table:display="true" table:show-details="true"/>
                <table:data-pilot-member table:name="5039" table:display="true" table:show-details="true"/>
                <table:data-pilot-member table:name="5040" table:display="true" table:show-details="true"/>
                <table:data-pilot-member table:name="5041" table:display="true" table:show-details="true"/>
                <table:data-pilot-member table:name="5042" table:display="true" table:show-details="true"/>
                <table:data-pilot-member table:name="5043" table:display="true" table:show-details="true"/>
                <table:data-pilot-member table:name="5044" table:display="true" table:show-details="true"/>
                <table:data-pilot-member table:name="5045" table:display="true" table:show-details="true"/>
                <table:data-pilot-member table:name="5046" table:display="true" table:show-details="true"/>
                <table:data-pilot-member table:name="5047" table:display="true" table:show-details="true"/>
                <table:data-pilot-member table:name="5048" table:display="true" table:show-details="true"/>
                <table:data-pilot-member table:name="5049" table:display="true" table:show-details="true"/>
                <table:data-pilot-member table:name="5050" table:display="true" table:show-details="true"/>
                <table:data-pilot-member table:name="5051" table:display="true" table:show-details="true"/>
                <table:data-pilot-member table:name="5052" table:display="true" table:show-details="true"/>
                <table:data-pilot-member table:name="5053" table:display="true" table:show-details="true"/>
                <table:data-pilot-member table:name="5055" table:display="true" table:show-details="true"/>
                <table:data-pilot-member table:name="5056" table:display="true" table:show-details="true"/>
                <table:data-pilot-member table:name="5057" table:display="true" table:show-details="true"/>
                <table:data-pilot-member table:name="5058" table:display="true" table:show-details="true"/>
                <table:data-pilot-member table:name="5059" table:display="true" table:show-details="true"/>
                <table:data-pilot-member table:name="5060" table:display="true" table:show-details="true"/>
                <table:data-pilot-member table:name="5061" table:display="true" table:show-details="true"/>
                <table:data-pilot-member table:name="5062" table:display="true" table:show-details="true"/>
                <table:data-pilot-member table:name="5063" table:display="true" table:show-details="true"/>
                <table:data-pilot-member table:name="5066" table:display="true" table:show-details="true"/>
                <table:data-pilot-member table:name="5067" table:display="true" table:show-details="true"/>
                <table:data-pilot-member table:name="5068" table:display="true" table:show-details="true"/>
                <table:data-pilot-member table:name="5070" table:display="true" table:show-details="true"/>
                <table:data-pilot-member table:name="5071" table:display="true" table:show-details="true"/>
                <table:data-pilot-member table:name="5072" table:display="true" table:show-details="true"/>
                <table:data-pilot-member table:name="5073" table:display="true" table:show-details="true"/>
                <table:data-pilot-member table:name="5074" table:display="true" table:show-details="true"/>
                <table:data-pilot-member table:name="5075" table:display="true" table:show-details="true"/>
                <table:data-pilot-member table:name="5076" table:display="true" table:show-details="true"/>
                <table:data-pilot-member table:name="5077" table:display="true" table:show-details="true"/>
                <table:data-pilot-member table:name="5078" table:display="true" table:show-details="true"/>
                <table:data-pilot-member table:name="5080" table:display="true" table:show-details="true"/>
                <table:data-pilot-member table:name="5081" table:display="true" table:show-details="true"/>
                <table:data-pilot-member table:name="5082" table:display="true" table:show-details="true"/>
                <table:data-pilot-member table:name="5083" table:display="true" table:show-details="true"/>
                <table:data-pilot-member table:name="5084" table:display="true" table:show-details="true"/>
                <table:data-pilot-member table:name="5085" table:display="true" table:show-details="true"/>
                <table:data-pilot-member table:name="5086" table:display="true" table:show-details="true"/>
                <table:data-pilot-member table:name="5087" table:display="true" table:show-details="true"/>
                <table:data-pilot-member table:name="5088" table:display="true" table:show-details="true"/>
                <table:data-pilot-member table:name="5089" table:display="true" table:show-details="true"/>
                <table:data-pilot-member table:name="5090" table:display="true" table:show-details="true"/>
                <table:data-pilot-member table:name="5091" table:display="true" table:show-details="true"/>
                <table:data-pilot-member table:name="5092" table:display="true" table:show-details="true"/>
                <table:data-pilot-member table:name="5093" table:display="true" table:show-details="true"/>
                <table:data-pilot-member table:name="5094" table:display="true" table:show-details="true"/>
                <table:data-pilot-member table:name="5095" table:display="true" table:show-details="true"/>
                <table:data-pilot-member table:name="5096" table:display="true" table:show-details="true"/>
                <table:data-pilot-member table:name="5097" table:display="true" table:show-details="true"/>
                <table:data-pilot-member table:name="5098" table:display="true" table:show-details="true"/>
                <table:data-pilot-member table:name="5099" table:display="true" table:show-details="true"/>
                <table:data-pilot-member table:name="5101" table:display="true" table:show-details="true"/>
                <table:data-pilot-member table:name="5102" table:display="true" table:show-details="true"/>
                <table:data-pilot-member table:name="5103" table:display="true" table:show-details="true"/>
                <table:data-pilot-member table:name="5105" table:display="true" table:show-details="true"/>
                <table:data-pilot-member table:name="5106" table:display="true" table:show-details="true"/>
                <table:data-pilot-member table:name="5107" table:display="true" table:show-details="true"/>
                <table:data-pilot-member table:name="5108" table:display="true" table:show-details="true"/>
                <table:data-pilot-member table:name="5109" table:display="true" table:show-details="true"/>
                <table:data-pilot-member table:name="5110" table:display="true" table:show-details="true"/>
                <table:data-pilot-member table:name="5111" table:display="true" table:show-details="true"/>
                <table:data-pilot-member table:name="5112" table:display="true" table:show-details="true"/>
                <table:data-pilot-member table:name="5113" table:display="true" table:show-details="true"/>
                <table:data-pilot-member table:name="5114" table:display="true" table:show-details="true"/>
                <table:data-pilot-member table:name="5115" table:display="true" table:show-details="true"/>
                <table:data-pilot-member table:name="5118" table:display="true" table:show-details="true"/>
                <table:data-pilot-member table:name="5119" table:display="true" table:show-details="true"/>
                <table:data-pilot-member table:name="5120" table:display="true" table:show-details="true"/>
                <table:data-pilot-member table:name="5121" table:display="true" table:show-details="true"/>
                <table:data-pilot-member table:name="5122" table:display="true" table:show-details="true"/>
                <table:data-pilot-member table:name="5123" table:display="true" table:show-details="true"/>
                <table:data-pilot-member table:name="5125" table:display="true" table:show-details="true"/>
                <table:data-pilot-member table:name="5127" table:display="true" table:show-details="true"/>
                <table:data-pilot-member table:name="5129" table:display="true" table:show-details="true"/>
                <table:data-pilot-member table:name="5130" table:display="true" table:show-details="true"/>
                <table:data-pilot-member table:name="5131" table:display="true" table:show-details="true"/>
                <table:data-pilot-member table:name="5132" table:display="true" table:show-details="true"/>
                <table:data-pilot-member table:name="5133" table:display="true" table:show-details="true"/>
                <table:data-pilot-member table:name="5134" table:display="true" table:show-details="true"/>
                <table:data-pilot-member table:name="5136" table:display="true" table:show-details="true"/>
                <table:data-pilot-member table:name="5137" table:display="true" table:show-details="true"/>
                <table:data-pilot-member table:name="5138" table:display="true" table:show-details="true"/>
                <table:data-pilot-member table:name="5140" table:display="true" table:show-details="true"/>
                <table:data-pilot-member table:name="5141" table:display="true" table:show-details="true"/>
                <table:data-pilot-member table:name="5144" table:display="true" table:show-details="true"/>
                <table:data-pilot-member table:name="5147" table:display="true" table:show-details="true"/>
                <table:data-pilot-member table:name="5149" table:display="true" table:show-details="true"/>
                <table:data-pilot-member table:name="5151" table:display="true" table:show-details="true"/>
                <table:data-pilot-member table:name="5153" table:display="true" table:show-details="true"/>
                <table:data-pilot-member table:name="5154" table:display="true" table:show-details="true"/>
                <table:data-pilot-member table:name="5161" table:display="true" table:show-details="true"/>
                <table:data-pilot-member table:name="5171" table:display="true" table:show-details="true"/>
                <table:data-pilot-member table:name="5174" table:display="true" table:show-details="true"/>
                <table:data-pilot-member table:name="5175" table:display="true" table:show-details="true"/>
                <table:data-pilot-member table:name="5179" table:display="true" table:show-details="true"/>
                <table:data-pilot-member table:name="5180" table:display="true" table:show-details="true"/>
                <table:data-pilot-member table:name="5181" table:display="true" table:show-details="true"/>
                <table:data-pilot-member table:name="5185" table:display="true" table:show-details="true"/>
                <table:data-pilot-member table:name="5191" table:display="true" table:show-details="true"/>
                <table:data-pilot-member table:name="5192" table:display="true" table:show-details="true"/>
                <table:data-pilot-member table:name="5194" table:display="true" table:show-details="true"/>
                <table:data-pilot-member table:name="5197" table:display="true" table:show-details="true"/>
                <table:data-pilot-member table:name="5212" table:display="true" table:show-details="true"/>
                <table:data-pilot-member table:name="5216" table:display="true" table:show-details="true"/>
                <table:data-pilot-member table:name="5219" table:display="true" table:show-details="true"/>
                <table:data-pilot-member table:name="5222" table:display="true" table:show-details="true"/>
                <table:data-pilot-member table:name="5226" table:display="true" table:show-details="true"/>
                <table:data-pilot-member table:name="5230" table:display="true" table:show-details="true"/>
                <table:data-pilot-member table:name="5244" table:display="true" table:show-details="true"/>
                <table:data-pilot-member table:name="5250" table:display="true" table:show-details="true"/>
                <table:data-pilot-member table:name="5260" table:display="true" table:show-details="true"/>
                <table:data-pilot-member table:name="5266" table:display="true" table:show-details="true"/>
                <table:data-pilot-member table:name="5275" table:display="true" table:show-details="true"/>
                <table:data-pilot-member table:name="5283" table:display="true" table:show-details="true"/>
                <table:data-pilot-member table:name="5287" table:display="true" table:show-details="true"/>
                <table:data-pilot-member table:name="5303" table:display="true" table:show-details="true"/>
                <table:data-pilot-member table:name="5329" table:display="true" table:show-details="true"/>
                <table:data-pilot-member table:name="5333" table:display="true" table:show-details="true"/>
                <table:data-pilot-member table:name="5362" table:display="true" table:show-details="true"/>
                <table:data-pilot-member table:name="5376" table:display="true" table:show-details="true"/>
                <table:data-pilot-member table:name="5377" table:display="true" table:show-details="true"/>
                <table:data-pilot-member table:name="5433" table:display="true" table:show-details="true"/>
                <table:data-pilot-member table:name="5438" table:display="true" table:show-details="true"/>
                <table:data-pilot-member table:name="5498" table:display="true" table:show-details="true"/>
                <table:data-pilot-member table:name="5597" table:display="true" table:show-details="true"/>
                <table:data-pilot-member table:name="57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Pilote_20_de_20_données_20_-_20_Titre" style:display-name="Pilote de données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lote_20_de_20_données_20_-_20_Résultat" style:display-name="Pilote de données - Résulta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5">05/01/2012</text:date>, <text:time>18:3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05T18:33:44</dc:date>
    <dc:creator>Jean-Guillaume Fages</dc:creator>
    <meta:document-statistic meta:table-count="1" meta:cell-count="16279" meta:object-count="0"/>
    <meta:generator>OpenOffice.org/3.3$Unix OpenOffice.org_project/330m20$Build-9567</meta:generator>
  </office:meta>
</office:document-meta>
</file>